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cosmogenic 10Be</text:p>
          </table:table-cell>
          <table:table-cell table:style-name="ACE-4" office:value-type="string">
            <text:p>GLX27B</text:p>
          </table:table-cell>
          <table:table-cell table:style-name="ACE-3" table:formula="of:=ROUND([.R2]+[.S2]/60;3)" office:value-type="float" office:value="60.996000000000002">
            <text:p>60.996</text:p>
          </table:table-cell>
          <table:table-cell table:style-name="ACE-3" table:formula="of:=ROUND(-([.T2]+[.U2]/60);3)" office:value-type="float" office:value="-45.430999999999997">
            <text:p>−45.431</text:p>
          </table:table-cell>
          <table:table-cell table:style-name="ACE-3" office:value-type="float" office:value="11500">
            <text:p>11500</text:p>
          </table:table-cell>
          <table:table-cell table:style-name="ACE-3" office:value-type="float" office:value="100">
            <text:p>100</text:p>
          </table:table-cell>
          <table:table-cell table:style-name="ACE-4" office:value-type="string">
            <text:p>Beach cobbles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35.399999999999999">
            <text:p>35.4</text:p>
          </table:table-cell>
          <table:table-cell table:style-name="ACE-5" office:value-type="float" office:value="0.29999999999999999">
            <text:p>0.3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string">
            <text:p>BiermanEtal2018</text:p>
          </table:table-cell>
          <table:table-cell table:style-name="ACE-3"/>
          <table:table-cell table:style-name="ACE-3" office:value-type="float" office:value="60">
            <text:p>60</text:p>
          </table:table-cell>
          <table:table-cell table:style-name="ACE-3" office:value-type="float" office:value="59.7607">
            <text:p>59.7607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25.886800000000001">
            <text:p>25.8868</text:p>
          </table:table-cell>
          <table:table-cell table:number-columns-repeated="3" table:style-name="ACE-3"/>
          <table:table-cell table:number-columns-repeated="2" table:style-name="ACE-5"/>
          <table:table-cell table:style-name="ACE-8" table:formula="of:=(EXP([.W2]/-8033))*0.97499999999999998^2/(1+[.Y2]/1000)^2" office:value-type="float" office:value="0.95062499999999994">
            <text:p>0.9506</text:p>
          </table:table-cell>
          <table:table-cell table:style-name="ACE-7" table:formula="of:=ROUND(-8033*LN([.AA2]);0)" office:value-type="float" office:value="407">
            <text:p>407</text:p>
          </table:table-cell>
          <table:table-cell table:style-name="ACE-7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cosmogenic 10Be</text:p>
          </table:table-cell>
          <table:table-cell table:style-name="ACE-4" office:value-type="string">
            <text:p>GLX28A</text:p>
          </table:table-cell>
          <table:table-cell table:style-name="ACE-3" table:formula="of:=ROUND([.R3]+[.S3]/60;3)" office:value-type="float" office:value="60.994999999999997">
            <text:p>60.995</text:p>
          </table:table-cell>
          <table:table-cell table:style-name="ACE-3" table:formula="of:=ROUND(-([.T3]+[.U3]/60);3)" office:value-type="float" office:value="-45.430999999999997">
            <text:p>−45.431</text:p>
          </table:table-cell>
          <table:table-cell table:style-name="ACE-3" office:value-type="float" office:value="11600">
            <text:p>11600</text:p>
          </table:table-cell>
          <table:table-cell table:style-name="ACE-3" office:value-type="float" office:value="400">
            <text:p>400</text:p>
          </table:table-cell>
          <table:table-cell table:style-name="ACE-4" office:value-type="string">
            <text:p>Erratic boulder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43.299999999999997">
            <text:p>43.3</text:p>
          </table:table-cell>
          <table:table-cell table:style-name="ACE-5" office:value-type="float" office:value="0.29999999999999999">
            <text:p>0.3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string">
            <text:p>BiermanEtal2018</text:p>
          </table:table-cell>
          <table:table-cell table:style-name="ACE-3"/>
          <table:table-cell table:style-name="ACE-3" office:value-type="float" office:value="60">
            <text:p>60</text:p>
          </table:table-cell>
          <table:table-cell table:style-name="ACE-3" office:value-type="float" office:value="59.723500000000001">
            <text:p>59.7235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25.8886">
            <text:p>25.8886</text:p>
          </table:table-cell>
          <table:table-cell table:number-columns-repeated="235" table:style-name="ACE-3"/>
        </table:table-row>
        <table:table-row table:style-name="AROW-3">
          <table:table-cell table:style-name="ACE-3"/>
          <table:table-cell table:style-name="ACE-3" office:value-type="string">
            <text:p>cosmogenic 10Be</text:p>
          </table:table-cell>
          <table:table-cell table:style-name="ACE-4" office:value-type="string">
            <text:p>GLX28B</text:p>
          </table:table-cell>
          <table:table-cell table:style-name="ACE-3" table:formula="of:=ROUND([.R4]+[.S4]/60;3)" office:value-type="float" office:value="60.994999999999997">
            <text:p>60.995</text:p>
          </table:table-cell>
          <table:table-cell table:style-name="ACE-3" table:formula="of:=ROUND(-([.T4]+[.U4]/60);3)" office:value-type="float" office:value="-45.430999999999997">
            <text:p>−45.431</text:p>
          </table:table-cell>
          <table:table-cell table:style-name="ACE-3" office:value-type="float" office:value="11200">
            <text:p>11200</text:p>
          </table:table-cell>
          <table:table-cell table:style-name="ACE-3" office:value-type="float" office:value="300">
            <text:p>300</text:p>
          </table:table-cell>
          <table:table-cell table:style-name="ACE-4" office:value-type="string">
            <text:p>Bedrock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44.799999999999997">
            <text:p>44.8</text:p>
          </table:table-cell>
          <table:table-cell table:style-name="ACE-5" office:value-type="float" office:value="0.29999999999999999">
            <text:p>0.3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string">
            <text:p>BiermanEtal2018</text:p>
          </table:table-cell>
          <table:table-cell table:style-name="ACE-3"/>
          <table:table-cell table:style-name="ACE-3" office:value-type="float" office:value="60">
            <text:p>60</text:p>
          </table:table-cell>
          <table:table-cell table:style-name="ACE-3" office:value-type="float" office:value="59.721899999999998">
            <text:p>59.7219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25.8874">
            <text:p>25.8874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cosmogenic 10Be</text:p>
          </table:table-cell>
          <table:table-cell table:style-name="ACE-4" office:value-type="string">
            <text:p>GLX29</text:p>
          </table:table-cell>
          <table:table-cell table:style-name="ACE-3" table:formula="of:=ROUND([.R5]+[.S5]/60;3)" office:value-type="float" office:value="60.991">
            <text:p>60.991</text:p>
          </table:table-cell>
          <table:table-cell table:style-name="ACE-3" table:formula="of:=ROUND(-([.T5]+[.U5]/60);3)" office:value-type="float" office:value="-45.427999999999997">
            <text:p>−45.428</text:p>
          </table:table-cell>
          <table:table-cell table:style-name="ACE-3" office:value-type="float" office:value="11500">
            <text:p>11500</text:p>
          </table:table-cell>
          <table:table-cell table:style-name="ACE-3" office:value-type="float" office:value="400">
            <text:p>400</text:p>
          </table:table-cell>
          <table:table-cell table:style-name="ACE-4" office:value-type="string">
            <text:p>Beach cobbles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44.600000000000001">
            <text:p>44.6</text:p>
          </table:table-cell>
          <table:table-cell table:style-name="ACE-5" office:value-type="float" office:value="0.29999999999999999">
            <text:p>0.3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string">
            <text:p>BiermanEtal2018</text:p>
          </table:table-cell>
          <table:table-cell table:style-name="ACE-3"/>
          <table:table-cell table:style-name="ACE-3" office:value-type="float" office:value="60">
            <text:p>60</text:p>
          </table:table-cell>
          <table:table-cell table:style-name="ACE-3" office:value-type="float" office:value="59.4377">
            <text:p>59.4377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25.667300000000001">
            <text:p>25.667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cosmogenic 10Be</text:p>
          </table:table-cell>
          <table:table-cell table:style-name="ACE-4" office:value-type="string">
            <text:p>GLX30</text:p>
          </table:table-cell>
          <table:table-cell table:style-name="ACE-3" table:formula="of:=ROUND([.R6]+[.S6]/60;3)" office:value-type="float" office:value="60.988999999999997">
            <text:p>60.989</text:p>
          </table:table-cell>
          <table:table-cell table:style-name="ACE-3" table:formula="of:=ROUND(-([.T6]+[.U6]/60);3)" office:value-type="float" office:value="-45.426000000000002">
            <text:p>−45.426</text:p>
          </table:table-cell>
          <table:table-cell table:style-name="ACE-3" office:value-type="float" office:value="11500">
            <text:p>11500</text:p>
          </table:table-cell>
          <table:table-cell table:style-name="ACE-3" office:value-type="float" office:value="200">
            <text:p>200</text:p>
          </table:table-cell>
          <table:table-cell table:style-name="ACE-4" office:value-type="string">
            <text:p>Bedrock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35">
            <text:p>35</text:p>
          </table:table-cell>
          <table:table-cell table:style-name="ACE-5" office:value-type="float" office:value="0.29999999999999999">
            <text:p>0.3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string">
            <text:p>BiermanEtal2018</text:p>
          </table:table-cell>
          <table:table-cell table:style-name="ACE-3"/>
          <table:table-cell table:style-name="ACE-3" office:value-type="float" office:value="60">
            <text:p>60</text:p>
          </table:table-cell>
          <table:table-cell table:style-name="ACE-3" office:value-type="float" office:value="59.365699999999997">
            <text:p>59.3657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25.586500000000001">
            <text:p>25.586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cosmogenic 10Be</text:p>
          </table:table-cell>
          <table:table-cell table:style-name="ACE-4" office:value-type="string">
            <text:p>GLX31</text:p>
          </table:table-cell>
          <table:table-cell table:style-name="ACE-3" table:formula="of:=ROUND([.R7]+[.S7]/60;3)" office:value-type="float" office:value="60.991">
            <text:p>60.991</text:p>
          </table:table-cell>
          <table:table-cell table:style-name="ACE-3" table:formula="of:=ROUND(-([.T7]+[.U7]/60);3)" office:value-type="float" office:value="-45.423000000000002">
            <text:p>−45.423</text:p>
          </table:table-cell>
          <table:table-cell table:style-name="ACE-3" office:value-type="float" office:value="11200">
            <text:p>11200</text:p>
          </table:table-cell>
          <table:table-cell table:style-name="ACE-3" office:value-type="float" office:value="300">
            <text:p>300</text:p>
          </table:table-cell>
          <table:table-cell table:style-name="ACE-4" office:value-type="string">
            <text:p>Bedrock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19.100000000000001">
            <text:p>19.1</text:p>
          </table:table-cell>
          <table:table-cell table:style-name="ACE-5" office:value-type="float" office:value="0.29999999999999999">
            <text:p>0.3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string">
            <text:p>BiermanEtal2018</text:p>
          </table:table-cell>
          <table:table-cell table:style-name="ACE-3"/>
          <table:table-cell table:style-name="ACE-3" office:value-type="float" office:value="60">
            <text:p>60</text:p>
          </table:table-cell>
          <table:table-cell table:style-name="ACE-3" office:value-type="float" office:value="59.477400000000003">
            <text:p>59.4774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25.3584">
            <text:p>25.3584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cosmogenic 10Be</text:p>
          </table:table-cell>
          <table:table-cell table:style-name="ACE-4" office:value-type="string">
            <text:p>GLX32</text:p>
          </table:table-cell>
          <table:table-cell table:style-name="ACE-3" table:formula="of:=ROUND([.R8]+[.S8]/60;3)" office:value-type="float" office:value="60.991999999999997">
            <text:p>60.992</text:p>
          </table:table-cell>
          <table:table-cell table:style-name="ACE-3" table:formula="of:=ROUND(-([.T8]+[.U8]/60);3)" office:value-type="float" office:value="-45.420000000000002">
            <text:p>−45.42</text:p>
          </table:table-cell>
          <table:table-cell table:style-name="ACE-3" office:value-type="float" office:value="10200">
            <text:p>10200</text:p>
          </table:table-cell>
          <table:table-cell table:style-name="ACE-3" office:value-type="float" office:value="300">
            <text:p>300</text:p>
          </table:table-cell>
          <table:table-cell table:style-name="ACE-4" office:value-type="string">
            <text:p>Bedrock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9.0999999999999996">
            <text:p>9.1</text:p>
          </table:table-cell>
          <table:table-cell table:style-name="ACE-5" office:value-type="float" office:value="0.29999999999999999">
            <text:p>0.3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string">
            <text:p>BiermanEtal2018</text:p>
          </table:table-cell>
          <table:table-cell table:style-name="ACE-3"/>
          <table:table-cell table:style-name="ACE-3" office:value-type="float" office:value="60">
            <text:p>60</text:p>
          </table:table-cell>
          <table:table-cell table:style-name="ACE-3" office:value-type="float" office:value="59.518900000000002">
            <text:p>59.5189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25.1815">
            <text:p>25.181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cosmogenic 10Be</text:p>
          </table:table-cell>
          <table:table-cell table:style-name="ACE-4" office:value-type="string">
            <text:p>GLX33</text:p>
          </table:table-cell>
          <table:table-cell table:style-name="ACE-3" table:formula="of:=ROUND([.R9]+[.S9]/60;3)" office:value-type="float" office:value="60.991999999999997">
            <text:p>60.992</text:p>
          </table:table-cell>
          <table:table-cell table:style-name="ACE-3" table:formula="of:=ROUND(-([.T9]+[.U9]/60);3)" office:value-type="float" office:value="-45.420000000000002">
            <text:p>−45.42</text:p>
          </table:table-cell>
          <table:table-cell table:style-name="ACE-3" office:value-type="float" office:value="9500">
            <text:p>9500</text:p>
          </table:table-cell>
          <table:table-cell table:style-name="ACE-3" office:value-type="float" office:value="300">
            <text:p>300</text:p>
          </table:table-cell>
          <table:table-cell table:style-name="ACE-4" office:value-type="string">
            <text:p>Bedrock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0.90000000000000002">
            <text:p>0.9</text:p>
          </table:table-cell>
          <table:table-cell table:style-name="ACE-5" office:value-type="float" office:value="0.29999999999999999">
            <text:p>0.3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string">
            <text:p>BiermanEtal2018</text:p>
          </table:table-cell>
          <table:table-cell table:style-name="ACE-3"/>
          <table:table-cell table:style-name="ACE-3" office:value-type="float" office:value="60">
            <text:p>60</text:p>
          </table:table-cell>
          <table:table-cell table:style-name="ACE-3" office:value-type="float" office:value="59.549500000000002">
            <text:p>59.5495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25.208500000000001">
            <text:p>25.208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cosmogenic 10Be</text:p>
          </table:table-cell>
          <table:table-cell table:style-name="ACE-4" office:value-type="string">
            <text:p>KLR1</text:p>
          </table:table-cell>
          <table:table-cell table:style-name="ACE-3" table:formula="of:=ROUND([.R10]+[.S10]/60;3)" office:value-type="float" office:value="67.007999999999996">
            <text:p>67.008</text:p>
          </table:table-cell>
          <table:table-cell table:style-name="ACE-3" table:formula="of:=ROUND(-([.T10]+[.U10]/60);3)" office:value-type="float" office:value="-50.682000000000002">
            <text:p>−50.682</text:p>
          </table:table-cell>
          <table:table-cell table:style-name="ACE-4" office:value-type="float" office:value="3330">
            <text:p>3330</text:p>
          </table:table-cell>
          <table:table-cell table:style-name="ACE-4" office:value-type="float" office:value="300">
            <text:p>300</text:p>
          </table:table-cell>
          <table:table-cell table:style-name="ACE-4" office:value-type="string">
            <text:p>Exposed bedrock ridge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16.129999999999999">
            <text:p>16.1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0.13">
            <text:p>0.13</text:p>
          </table:table-cell>
          <table:table-cell table:style-name="ACE-3" office:value-type="string">
            <text:p>BiermanEtal2018</text:p>
          </table:table-cell>
          <table:table-cell table:style-name="ACE-3"/>
          <table:table-cell table:style-name="ACE-3" office:value-type="float" office:value="67">
            <text:p>67</text:p>
          </table:table-cell>
          <table:table-cell table:style-name="ACE-3" office:value-type="float" office:value="0.45590000000000003">
            <text:p>0.4559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0.890999999999998">
            <text:p>40.89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cosmogenic 10Be</text:p>
          </table:table-cell>
          <table:table-cell table:style-name="ACE-4" office:value-type="string">
            <text:p>KLR2</text:p>
          </table:table-cell>
          <table:table-cell table:style-name="ACE-3" table:formula="of:=ROUND([.R11]+[.S11]/60;3)" office:value-type="float" office:value="67.007999999999996">
            <text:p>67.008</text:p>
          </table:table-cell>
          <table:table-cell table:style-name="ACE-3" table:formula="of:=ROUND(-([.T11]+[.U11]/60);3)" office:value-type="float" office:value="-50.682000000000002">
            <text:p>−50.682</text:p>
          </table:table-cell>
          <table:table-cell table:style-name="ACE-4" office:value-type="float" office:value="5560">
            <text:p>5560</text:p>
          </table:table-cell>
          <table:table-cell table:style-name="ACE-4" office:value-type="float" office:value="160">
            <text:p>160</text:p>
          </table:table-cell>
          <table:table-cell table:style-name="ACE-4" office:value-type="string">
            <text:p>Exposed bedrock ridge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21.510000000000002">
            <text:p>21.51</text:p>
          </table:table-cell>
          <table:table-cell table:style-name="ACE-4" office:value-type="float" office:value="0.34000000000000002">
            <text:p>0.34</text:p>
          </table:table-cell>
          <table:table-cell table:style-name="ACE-4" office:value-type="float" office:value="0.34000000000000002">
            <text:p>0.34</text:p>
          </table:table-cell>
          <table:table-cell table:style-name="ACE-3" office:value-type="string">
            <text:p>BiermanEtal2018</text:p>
          </table:table-cell>
          <table:table-cell table:style-name="ACE-3"/>
          <table:table-cell table:style-name="ACE-3" office:value-type="float" office:value="67">
            <text:p>67</text:p>
          </table:table-cell>
          <table:table-cell table:style-name="ACE-3" office:value-type="float" office:value="0.4551">
            <text:p>0.4551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0.941499999999998">
            <text:p>40.941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cosmogenic 10Be</text:p>
          </table:table-cell>
          <table:table-cell table:style-name="ACE-4" office:value-type="string">
            <text:p>KLR3</text:p>
          </table:table-cell>
          <table:table-cell table:style-name="ACE-3" table:formula="of:=ROUND([.R12]+[.S12]/60;3)" office:value-type="float" office:value="67.007999999999996">
            <text:p>67.008</text:p>
          </table:table-cell>
          <table:table-cell table:style-name="ACE-3" table:formula="of:=ROUND(-([.T12]+[.U12]/60);3)" office:value-type="float" office:value="-50.683">
            <text:p>−50.683</text:p>
          </table:table-cell>
          <table:table-cell table:style-name="ACE-4" office:value-type="float" office:value="5930">
            <text:p>5930</text:p>
          </table:table-cell>
          <table:table-cell table:style-name="ACE-4" office:value-type="float" office:value="150">
            <text:p>150</text:p>
          </table:table-cell>
          <table:table-cell table:style-name="ACE-4" office:value-type="string">
            <text:p>Exposed bedrock ridge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27.93">
            <text:p>27.93</text:p>
          </table:table-cell>
          <table:table-cell table:style-name="ACE-4" office:value-type="float" office:value="0.26000000000000001">
            <text:p>0.26</text:p>
          </table:table-cell>
          <table:table-cell table:style-name="ACE-4" office:value-type="float" office:value="0.26000000000000001">
            <text:p>0.26</text:p>
          </table:table-cell>
          <table:table-cell table:style-name="ACE-3" office:value-type="string">
            <text:p>BiermanEtal2018</text:p>
          </table:table-cell>
          <table:table-cell table:style-name="ACE-3"/>
          <table:table-cell table:style-name="ACE-3" office:value-type="float" office:value="67">
            <text:p>67</text:p>
          </table:table-cell>
          <table:table-cell table:style-name="ACE-3" office:value-type="float" office:value="0.45829999999999999">
            <text:p>0.4583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1.006100000000004">
            <text:p>41.006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cosmogenic 10Be</text:p>
          </table:table-cell>
          <table:table-cell table:style-name="ACE-4" office:value-type="string">
            <text:p>KLR4</text:p>
          </table:table-cell>
          <table:table-cell table:style-name="ACE-3" table:formula="of:=ROUND([.R13]+[.S13]/60;3)" office:value-type="float" office:value="67.007999999999996">
            <text:p>67.008</text:p>
          </table:table-cell>
          <table:table-cell table:style-name="ACE-3" table:formula="of:=ROUND(-([.T13]+[.U13]/60);3)" office:value-type="float" office:value="-50.685000000000002">
            <text:p>−50.685</text:p>
          </table:table-cell>
          <table:table-cell table:style-name="ACE-4" office:value-type="float" office:value="6570">
            <text:p>6570</text:p>
          </table:table-cell>
          <table:table-cell table:style-name="ACE-4" office:value-type="float" office:value="170">
            <text:p>170</text:p>
          </table:table-cell>
          <table:table-cell table:style-name="ACE-4" office:value-type="string">
            <text:p>Exposed bedrock ridge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34.780000000000001">
            <text:p>34.78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3" office:value-type="string">
            <text:p>BiermanEtal2018</text:p>
          </table:table-cell>
          <table:table-cell table:style-name="ACE-3"/>
          <table:table-cell table:style-name="ACE-3" office:value-type="float" office:value="67">
            <text:p>67</text:p>
          </table:table-cell>
          <table:table-cell table:style-name="ACE-3" office:value-type="float" office:value="0.45579999999999998">
            <text:p>0.4558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1.095700000000001">
            <text:p>41.0957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cosmogenic 10Be</text:p>
          </table:table-cell>
          <table:table-cell table:style-name="ACE-4" office:value-type="string">
            <text:p>KLR5</text:p>
          </table:table-cell>
          <table:table-cell table:style-name="ACE-3" table:formula="of:=ROUND([.R14]+[.S14]/60;3)" office:value-type="float" office:value="67.006">
            <text:p>67.006</text:p>
          </table:table-cell>
          <table:table-cell table:style-name="ACE-3" table:formula="of:=ROUND(-([.T14]+[.U14]/60);3)" office:value-type="float" office:value="-50.686">
            <text:p>−50.686</text:p>
          </table:table-cell>
          <table:table-cell table:style-name="ACE-4" office:value-type="float" office:value="4990">
            <text:p>4990</text:p>
          </table:table-cell>
          <table:table-cell table:style-name="ACE-4" office:value-type="float" office:value="160">
            <text:p>160</text:p>
          </table:table-cell>
          <table:table-cell table:style-name="ACE-4" office:value-type="string">
            <text:p>Strath terrace bedrock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18.59">
            <text:p>18.59</text:p>
          </table:table-cell>
          <table:table-cell table:style-name="ACE-4" office:value-type="float" office:value="0.17999999999999999">
            <text:p>0.18</text:p>
          </table:table-cell>
          <table:table-cell table:style-name="ACE-4" office:value-type="float" office:value="0.17999999999999999">
            <text:p>0.18</text:p>
          </table:table-cell>
          <table:table-cell table:style-name="ACE-3" office:value-type="string">
            <text:p>BiermanEtal2018</text:p>
          </table:table-cell>
          <table:table-cell table:style-name="ACE-3"/>
          <table:table-cell table:style-name="ACE-3" office:value-type="float" office:value="67">
            <text:p>67</text:p>
          </table:table-cell>
          <table:table-cell table:style-name="ACE-3" office:value-type="float" office:value="0.34639999999999999">
            <text:p>0.3464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1.141100000000002">
            <text:p>41.141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cosmogenic 10Be</text:p>
          </table:table-cell>
          <table:table-cell table:style-name="ACE-4" office:value-type="string">
            <text:p>KLR6</text:p>
          </table:table-cell>
          <table:table-cell table:style-name="ACE-3" table:formula="of:=ROUND([.R15]+[.S15]/60;3)" office:value-type="float" office:value="67.004999999999995">
            <text:p>67.005</text:p>
          </table:table-cell>
          <table:table-cell table:style-name="ACE-3" table:formula="of:=ROUND(-([.T15]+[.U15]/60);3)" office:value-type="float" office:value="-50.689">
            <text:p>−50.689</text:p>
          </table:table-cell>
          <table:table-cell table:style-name="ACE-4" office:value-type="float" office:value="4890">
            <text:p>4890</text:p>
          </table:table-cell>
          <table:table-cell table:style-name="ACE-4" office:value-type="float" office:value="180">
            <text:p>180</text:p>
          </table:table-cell>
          <table:table-cell table:style-name="ACE-4" office:value-type="string">
            <text:p>Strath terrace bedrock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16.390000000000001">
            <text:p>16.39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0.13">
            <text:p>0.13</text:p>
          </table:table-cell>
          <table:table-cell table:style-name="ACE-3" office:value-type="string">
            <text:p>BiermanEtal2018</text:p>
          </table:table-cell>
          <table:table-cell table:style-name="ACE-3"/>
          <table:table-cell table:style-name="ACE-3" office:value-type="float" office:value="67">
            <text:p>67</text:p>
          </table:table-cell>
          <table:table-cell table:style-name="ACE-3" office:value-type="float" office:value="0.32190000000000002">
            <text:p>0.3219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1.345100000000002">
            <text:p>41.345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cosmogenic 10Be</text:p>
          </table:table-cell>
          <table:table-cell table:style-name="ACE-4" office:value-type="string">
            <text:p>KLR7</text:p>
          </table:table-cell>
          <table:table-cell table:style-name="ACE-3" table:formula="of:=ROUND([.R16]+[.S16]/60;3)" office:value-type="float" office:value="67.004999999999995">
            <text:p>67.005</text:p>
          </table:table-cell>
          <table:table-cell table:style-name="ACE-3" table:formula="of:=ROUND(-([.T16]+[.U16]/60);3)" office:value-type="float" office:value="-50.692999999999998">
            <text:p>−50.693</text:p>
          </table:table-cell>
          <table:table-cell table:style-name="ACE-4" office:value-type="float" office:value="4720">
            <text:p>4720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Strath terrace bedrock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4" office:value-type="float" office:value="15.039999999999999">
            <text:p>15.04</text:p>
          </table:table-cell>
          <table:table-cell table:style-name="ACE-4" office:value-type="float" office:value="0.23999999999999999">
            <text:p>0.24</text:p>
          </table:table-cell>
          <table:table-cell table:style-name="ACE-4" office:value-type="float" office:value="0.23999999999999999">
            <text:p>0.24</text:p>
          </table:table-cell>
          <table:table-cell table:style-name="ACE-3" office:value-type="string">
            <text:p>BiermanEtal2018</text:p>
          </table:table-cell>
          <table:table-cell table:style-name="ACE-3"/>
          <table:table-cell table:style-name="ACE-3" office:value-type="float" office:value="67">
            <text:p>67</text:p>
          </table:table-cell>
          <table:table-cell table:style-name="ACE-3" office:value-type="float" office:value="0.31440000000000001">
            <text:p>0.3144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1.573">
            <text:p>41.573</text:p>
          </table:table-cell>
          <table:table-cell table:number-columns-repeated="235" table:style-name="ACE-3"/>
        </table:table-row>
        <table:table-row table:style-name="AROW-0" table:number-rows-repeated="65519">
          <table:table-cell table:number-columns-repeated="256"/>
        </table:table-row>
        <table:table-row table:style-name="AROW-0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3">
          <gnm:selection gnm:start-col="0" gnm:start-row="13" gnm:end-col="255" gnm:end-row="13"/>
        </gnm:selections>
      </table:table>
      <table:table table:name="table2" table:style-name="ta-2" table:print="true">
        <office:forms form:automatic-focus="false" form:apply-design-mode="false">
          <form:form/>
        </office:forms>
        <table:table-column table:default-cell-style-name="ACE-10" table:style-name="ACOL-0" table:number-columns-repeated="7"/>
        <table:table-column table:default-cell-style-name="ACE-10" table:style-name="ACOL-0"/>
        <table:table-column table:default-cell-style-name="ACE-10" table:style-name="ACOL-0" table:number-columns-repeated="2"/>
        <table:table-column table:default-cell-style-name="ACE-10" table:style-name="ACOL-0" table:number-columns-repeated="246"/>
        <table:table-row table:style-name="AROW-1">
          <table:table-cell table:style-name="ACE-9" office:value-type="string">
            <text:p>Sample</text:p>
          </table:table-cell>
          <table:table-cell table:style-name="ACE-9" office:value-type="string">
            <text:p>Longitude (W)</text:p>
          </table:table-cell>
          <table:table-cell table:style-name="ACE-9" office:value-type="string">
            <text:p>Latitude (N)</text:p>
          </table:table-cell>
          <table:table-cell table:style-name="ACE-9" office:value-type="string">
            <text:p>Sample type</text:p>
          </table:table-cell>
          <table:table-cell table:style-name="ACE-9" office:value-type="string">
            <text:p>Sample description</text:p>
          </table:table-cell>
          <table:table-cell table:style-name="ACE-9" office:value-type="string">
            <text:p>Survey elevation(m asl)</text:p>
          </table:table-cell>
          <table:table-cell table:style-name="ACE-9" office:value-type="string">
            <text:p>GPS elevation (m asl)</text:p>
          </table:table-cell>
          <table:table-cell table:number-columns-repeated="249" table:style-name="ACE-10"/>
        </table:table-row>
        <table:table-row table:style-name="AROW-1">
          <table:table-cell table:style-name="ACE-9" office:value-type="string">
            <text:p>GLX27B</text:p>
          </table:table-cell>
          <table:table-cell table:style-name="ACE-9" office:value-type="string">
            <text:p>45°25.8868′</text:p>
          </table:table-cell>
          <table:table-cell table:style-name="ACE-9" office:value-type="string">
            <text:p>60°59.7607′</text:p>
          </table:table-cell>
          <table:table-cell table:style-name="ACE-9" office:value-type="string">
            <text:p>Beach cobbles</text:p>
          </table:table-cell>
          <table:table-cell table:style-name="ACE-9" office:value-type="string">
            <text:p>Surface clasts from flat surface above gravel pit</text:p>
          </table:table-cell>
          <table:table-cell table:style-name="ACE-9" office:value-type="float" office:value="36.399999999999999">
            <text:p>36.4</text:p>
          </table:table-cell>
          <table:table-cell table:style-name="ACE-9" office:value-type="float" office:value="35.399999999999999">
            <text:p>35.4</text:p>
          </table:table-cell>
          <table:table-cell table:style-name="ACE-10"/>
          <table:table-cell table:style-name="ACE-10" office:value-type="float" office:value="11500">
            <text:p>11500</text:p>
          </table:table-cell>
          <table:table-cell table:style-name="ACE-10" office:value-type="float" office:value="100">
            <text:p>100</text:p>
          </table:table-cell>
          <table:table-cell table:number-columns-repeated="246" table:style-name="ACE-10"/>
        </table:table-row>
        <table:table-row table:style-name="AROW-1">
          <table:table-cell table:style-name="ACE-9" office:value-type="string">
            <text:p>GLX28A</text:p>
          </table:table-cell>
          <table:table-cell table:style-name="ACE-9" office:value-type="string">
            <text:p>45°25.8886′</text:p>
          </table:table-cell>
          <table:table-cell table:style-name="ACE-9" office:value-type="string">
            <text:p>60°59.7235′</text:p>
          </table:table-cell>
          <table:table-cell table:style-name="ACE-9" office:value-type="string">
            <text:p>Erratic boulder</text:p>
          </table:table-cell>
          <table:table-cell table:style-name="ACE-9" office:value-type="string">
            <text:p>Erratic boulder on bedrock, some weathering, granite</text:p>
          </table:table-cell>
          <table:table-cell table:style-name="ACE-9" office:value-type="float" office:value="44.299999999999997">
            <text:p>44.3</text:p>
          </table:table-cell>
          <table:table-cell table:style-name="ACE-9" office:value-type="float" office:value="43.299999999999997">
            <text:p>43.3</text:p>
          </table:table-cell>
          <table:table-cell table:style-name="ACE-10"/>
          <table:table-cell table:style-name="ACE-10" office:value-type="float" office:value="11600">
            <text:p>11600</text:p>
          </table:table-cell>
          <table:table-cell table:style-name="ACE-10" office:value-type="float" office:value="400">
            <text:p>400</text:p>
          </table:table-cell>
          <table:table-cell table:number-columns-repeated="246" table:style-name="ACE-10"/>
        </table:table-row>
        <table:table-row table:style-name="AROW-1">
          <table:table-cell table:style-name="ACE-9" office:value-type="string">
            <text:p>GLX28B</text:p>
          </table:table-cell>
          <table:table-cell table:style-name="ACE-9" office:value-type="string">
            <text:p>45°25.8874′</text:p>
          </table:table-cell>
          <table:table-cell table:style-name="ACE-9" office:value-type="string">
            <text:p>60°59.7219′</text:p>
          </table:table-cell>
          <table:table-cell table:style-name="ACE-9" office:value-type="string">
            <text:p>Bedrock</text:p>
          </table:table-cell>
          <table:table-cell table:style-name="ACE-9" office:value-type="string">
            <text:p>Bedrock sample, some polish but weathered in places; collected several meters above marine limit</text:p>
          </table:table-cell>
          <table:table-cell table:style-name="ACE-9" office:value-type="float" office:value="44.299999999999997">
            <text:p>44.3</text:p>
          </table:table-cell>
          <table:table-cell table:style-name="ACE-9" office:value-type="float" office:value="44.799999999999997">
            <text:p>44.8</text:p>
          </table:table-cell>
          <table:table-cell table:style-name="ACE-10"/>
          <table:table-cell table:style-name="ACE-10" office:value-type="float" office:value="11200">
            <text:p>11200</text:p>
          </table:table-cell>
          <table:table-cell table:style-name="ACE-10" office:value-type="float" office:value="300">
            <text:p>300</text:p>
          </table:table-cell>
          <table:table-cell table:number-columns-repeated="246" table:style-name="ACE-10"/>
        </table:table-row>
        <table:table-row table:style-name="AROW-1">
          <table:table-cell table:style-name="ACE-9" office:value-type="string">
            <text:p>GLX29</text:p>
          </table:table-cell>
          <table:table-cell table:style-name="ACE-9" office:value-type="string">
            <text:p>45°25.6673′</text:p>
          </table:table-cell>
          <table:table-cell table:style-name="ACE-9" office:value-type="string">
            <text:p>60°59.4377′</text:p>
          </table:table-cell>
          <table:table-cell table:style-name="ACE-9" office:value-type="string">
            <text:p>Beach cobbles</text:p>
          </table:table-cell>
          <table:table-cell table:style-name="ACE-9" office:value-type="string">
            <text:p>Extensive gravel bar partially excavated for gravel</text:p>
          </table:table-cell>
          <table:table-cell table:style-name="ACE-9" office:value-type="float" office:value="45.5">
            <text:p>45.5</text:p>
          </table:table-cell>
          <table:table-cell table:style-name="ACE-9" office:value-type="float" office:value="44.600000000000001">
            <text:p>44.6</text:p>
          </table:table-cell>
          <table:table-cell table:style-name="ACE-10"/>
          <table:table-cell table:style-name="ACE-10" office:value-type="float" office:value="11500">
            <text:p>11500</text:p>
          </table:table-cell>
          <table:table-cell table:style-name="ACE-10" office:value-type="float" office:value="400">
            <text:p>400</text:p>
          </table:table-cell>
          <table:table-cell table:number-columns-repeated="246" table:style-name="ACE-10"/>
        </table:table-row>
        <table:table-row table:style-name="AROW-1">
          <table:table-cell table:style-name="ACE-9" office:value-type="string">
            <text:p>GLX30</text:p>
          </table:table-cell>
          <table:table-cell table:style-name="ACE-9" office:value-type="string">
            <text:p>45°25.5865′</text:p>
          </table:table-cell>
          <table:table-cell table:style-name="ACE-9" office:value-type="string">
            <text:p>60°59.3657′</text:p>
          </table:table-cell>
          <table:table-cell table:style-name="ACE-9" office:value-type="string">
            <text:p>Bedrock</text:p>
          </table:table-cell>
          <table:table-cell table:style-name="ACE-9" office:value-type="string">
            <text:p>Outcrop below steep face, maybe water polish, glacial form</text:p>
          </table:table-cell>
          <table:table-cell table:style-name="ACE-9" office:value-type="float" office:value="35.600000000000001">
            <text:p>35.6</text:p>
          </table:table-cell>
          <table:table-cell table:style-name="ACE-9" office:value-type="float" office:value="35">
            <text:p>35</text:p>
          </table:table-cell>
          <table:table-cell table:style-name="ACE-10"/>
          <table:table-cell table:style-name="ACE-10" office:value-type="float" office:value="11500">
            <text:p>11500</text:p>
          </table:table-cell>
          <table:table-cell table:style-name="ACE-10" office:value-type="float" office:value="200">
            <text:p>200</text:p>
          </table:table-cell>
          <table:table-cell table:number-columns-repeated="246" table:style-name="ACE-10"/>
        </table:table-row>
        <table:table-row table:style-name="AROW-1">
          <table:table-cell table:style-name="ACE-9" office:value-type="string">
            <text:p>GLX31</text:p>
          </table:table-cell>
          <table:table-cell table:style-name="ACE-9" office:value-type="string">
            <text:p>45°25.3584′</text:p>
          </table:table-cell>
          <table:table-cell table:style-name="ACE-9" office:value-type="string">
            <text:p>60°59.4774′</text:p>
          </table:table-cell>
          <table:table-cell table:style-name="ACE-9" office:value-type="string">
            <text:p>Bedrock</text:p>
          </table:table-cell>
          <table:table-cell table:style-name="ACE-9" office:value-type="string">
            <text:p>Outcrop near red shed and dump, very extensive glacial form, water polish</text:p>
          </table:table-cell>
          <table:table-cell table:style-name="ACE-9" office:value-type="float" office:value="19.800000000000001">
            <text:p>19.8</text:p>
          </table:table-cell>
          <table:table-cell table:style-name="ACE-9" office:value-type="float" office:value="19.100000000000001">
            <text:p>19.1</text:p>
          </table:table-cell>
          <table:table-cell table:style-name="ACE-10"/>
          <table:table-cell table:style-name="ACE-10" office:value-type="float" office:value="11200">
            <text:p>11200</text:p>
          </table:table-cell>
          <table:table-cell table:style-name="ACE-10" office:value-type="float" office:value="300">
            <text:p>300</text:p>
          </table:table-cell>
          <table:table-cell table:number-columns-repeated="246" table:style-name="ACE-10"/>
        </table:table-row>
        <table:table-row table:style-name="AROW-1">
          <table:table-cell table:style-name="ACE-9" office:value-type="string">
            <text:p>GLX32</text:p>
          </table:table-cell>
          <table:table-cell table:style-name="ACE-9" office:value-type="string">
            <text:p>45°25.1815′</text:p>
          </table:table-cell>
          <table:table-cell table:style-name="ACE-9" office:value-type="string">
            <text:p>60°59.5189′</text:p>
          </table:table-cell>
          <table:table-cell table:style-name="ACE-9" office:value-type="string">
            <text:p>Bedrock</text:p>
          </table:table-cell>
          <table:table-cell table:style-name="ACE-9" office:value-type="string">
            <text:p>Extensive lichen-covered outcrop, glacial form</text:p>
          </table:table-cell>
          <table:table-cell table:style-name="ACE-9" office:value-type="float" office:value="10.1">
            <text:p>10.1</text:p>
          </table:table-cell>
          <table:table-cell table:style-name="ACE-9" office:value-type="float" office:value="9.0999999999999996">
            <text:p>9.1</text:p>
          </table:table-cell>
          <table:table-cell table:style-name="ACE-10"/>
          <table:table-cell table:style-name="ACE-10" office:value-type="float" office:value="10200">
            <text:p>10200</text:p>
          </table:table-cell>
          <table:table-cell table:style-name="ACE-10" office:value-type="float" office:value="300">
            <text:p>300</text:p>
          </table:table-cell>
          <table:table-cell table:number-columns-repeated="246" table:style-name="ACE-10"/>
        </table:table-row>
        <table:table-row table:style-name="AROW-1">
          <table:table-cell table:style-name="ACE-9" office:value-type="string">
            <text:p>GLX33</text:p>
          </table:table-cell>
          <table:table-cell table:style-name="ACE-9" office:value-type="string">
            <text:p>45°25.2085′</text:p>
          </table:table-cell>
          <table:table-cell table:style-name="ACE-9" office:value-type="string">
            <text:p>60°59.5495′</text:p>
          </table:table-cell>
          <table:table-cell table:style-name="ACE-9" office:value-type="string">
            <text:p>Bedrock</text:p>
          </table:table-cell>
          <table:table-cell table:style-name="ACE-9" office:value-type="string">
            <text:p>Under GLX32, platform, ~2 m above seaweed line</text:p>
          </table:table-cell>
          <table:table-cell table:style-name="ACE-9" office:value-type="float" office:value="2">
            <text:p>2</text:p>
          </table:table-cell>
          <table:table-cell table:style-name="ACE-9" office:value-type="float" office:value="0.90000000000000002">
            <text:p>0.9</text:p>
          </table:table-cell>
          <table:table-cell table:style-name="ACE-10"/>
          <table:table-cell table:style-name="ACE-10" office:value-type="float" office:value="9500">
            <text:p>9500</text:p>
          </table:table-cell>
          <table:table-cell table:style-name="ACE-10" office:value-type="float" office:value="300">
            <text:p>300</text:p>
          </table:table-cell>
          <table:table-cell table:number-columns-repeated="246" table:style-name="ACE-10"/>
        </table:table-row>
        <table:table-row table:style-name="AROW-1">
          <table:table-cell table:style-name="ACE-9" office:value-type="string">
            <text:p>GLX38</text:p>
          </table:table-cell>
          <table:table-cell table:style-name="ACE-9" office:value-type="string">
            <text:p>45°31.3600′</text:p>
          </table:table-cell>
          <table:table-cell table:style-name="ACE-9" office:value-type="string">
            <text:p>61°09.2216′</text:p>
          </table:table-cell>
          <table:table-cell table:style-name="ACE-9" office:value-type="string">
            <text:p>Beach cobbles</text:p>
          </table:table-cell>
          <table:table-cell table:style-name="ACE-9" office:value-type="string">
            <text:p>Very flat top feature near Qassiarsuq, 100 m long, lagoon behind sampled berm</text:p>
          </table:table-cell>
          <table:table-cell table:style-name="ACE-9" office:value-type="float" office:value="41.799999999999997">
            <text:p>41.8</text:p>
          </table:table-cell>
          <table:table-cell table:style-name="ACE-9" office:value-type="string">
            <text:p>ND</text:p>
          </table:table-cell>
          <table:table-cell table:number-columns-repeated="249" table:style-name="ACE-10"/>
        </table:table-row>
        <table:table-row table:style-name="AROW-1">
          <table:table-cell table:number-columns-repeated="3" table:style-name="ACE-9"/>
          <table:table-cell table:style-name="ACE-9" office:value-type="string">
            <text:p>Marine limit</text:p>
          </table:table-cell>
          <table:table-cell table:style-name="ACE-9" office:value-type="string">
            <text:p>Near GLX28</text:p>
          </table:table-cell>
          <table:table-cell table:style-name="ACE-9" office:value-type="float" office:value="42.299999999999997">
            <text:p>42.3</text:p>
          </table:table-cell>
          <table:table-cell table:style-name="ACE-9" office:value-type="float" office:value="41.600000000000001">
            <text:p>41.6</text:p>
          </table:table-cell>
          <table:table-cell table:number-columns-repeated="249" table:style-name="ACE-10"/>
        </table:table-row>
        <table:table-row table:style-name="AROW-0" table:number-rows-repeated="65525">
          <table:table-cell table:number-columns-repeated="256"/>
        </table:table-row>
        <table:named-expressions>
          <table:named-expression table:name="Sheet_Title" table:expression="of:=&quot;table2&quot;" table:base-cell-address="$'table2'.$A$1"/>
          <table:named-expression table:name="Print_Area" table:expression="of:=#REF!" table:base-cell-address="$'table2'.$A$1"/>
        </table:named-expressions>
        <gnm:selections gnm:cursor-col="6" gnm:cursor-row="0">
          <gnm:selection gnm:start-col="6" gnm:start-row="0" gnm:end-col="6" gnm:end-row="0"/>
        </gnm:selections>
      </table:table>
      <table:table table:name="table3" table:style-name="ta-3" table:print="true">
        <office:forms form:automatic-focus="false" form:apply-design-mode="false">
          <form:form/>
        </office:forms>
        <table:table-column table:default-cell-style-name="ACE-11" table:style-name="ACOL-0" table:number-columns-repeated="7"/>
        <table:table-column table:default-cell-style-name="ACE-11" table:style-name="ACOL-0" table:number-columns-repeated="3"/>
        <table:table-column table:default-cell-style-name="ACE-11" table:style-name="ACOL-0" table:number-columns-repeated="4"/>
        <table:table-column table:default-cell-style-name="ACE-11" table:style-name="ACOL-0" table:number-columns-repeated="242"/>
        <table:table-row table:style-name="AROW-1">
          <table:table-cell table:style-name="ACE-11" office:value-type="string">
            <text:p>Site</text:p>
          </table:table-cell>
          <table:table-cell table:style-name="ACE-11" office:value-type="string">
            <text:p>Longitude (W)</text:p>
          </table:table-cell>
          <table:table-cell table:style-name="ACE-11" office:value-type="string">
            <text:p>Latitude (N)</text:p>
          </table:table-cell>
          <table:table-cell table:style-name="ACE-11" office:value-type="string">
            <text:p>Elevation (m asl)</text:p>
          </table:table-cell>
          <table:table-cell table:style-name="ACE-11" office:value-type="string">
            <text:p>Vertical precision (m)</text:p>
          </table:table-cell>
          <table:table-cell table:style-name="ACE-11" office:value-type="string">
            <text:p>Horizontal precision (m)</text:p>
          </table:table-cell>
          <table:table-cell table:style-name="ACE-11" office:value-type="string">
            <text:p>Type</text:p>
          </table:table-cell>
          <table:table-cell table:number-columns-repeated="249" table:style-name="ACE-11"/>
        </table:table-row>
        <table:table-row table:style-name="AROW-1">
          <table:table-cell table:style-name="ACE-11" office:value-type="string">
            <text:p>KLR1</text:p>
          </table:table-cell>
          <table:table-cell table:style-name="ACE-11" office:value-type="string">
            <text:p>50°40.8910'</text:p>
          </table:table-cell>
          <table:table-cell table:style-name="ACE-11" office:value-type="string">
            <text:p>67°0.4559'</text:p>
          </table:table-cell>
          <table:table-cell table:style-name="ACE-11" office:value-type="float" office:value="16.129999999999999">
            <text:p>16.13</text:p>
          </table:table-cell>
          <table:table-cell table:style-name="ACE-11" office:value-type="float" office:value="0.13">
            <text:p>0.13</text:p>
          </table:table-cell>
          <table:table-cell table:style-name="ACE-11" office:value-type="float" office:value="0.080000000000000002">
            <text:p>0.08</text:p>
          </table:table-cell>
          <table:table-cell table:style-name="ACE-11" office:value-type="string">
            <text:p>Exposed bedrock ridge</text:p>
          </table:table-cell>
          <table:table-cell table:number-columns-repeated="3" table:style-name="ACE-11"/>
          <table:table-cell table:style-name="ACE-11" office:value-type="string">
            <text:p>KLR1</text:p>
          </table:table-cell>
          <table:table-cell table:style-name="ACE-11" office:value-type="float" office:value="3330">
            <text:p>3330</text:p>
          </table:table-cell>
          <table:table-cell table:style-name="ACE-11" office:value-type="float" office:value="3330">
            <text:p>3330</text:p>
          </table:table-cell>
          <table:table-cell table:style-name="ACE-11" office:value-type="float" office:value="300">
            <text:p>300</text:p>
          </table:table-cell>
          <table:table-cell table:number-columns-repeated="242" table:style-name="ACE-11"/>
        </table:table-row>
        <table:table-row table:style-name="AROW-1">
          <table:table-cell table:style-name="ACE-11" office:value-type="string">
            <text:p>KLR2</text:p>
          </table:table-cell>
          <table:table-cell table:style-name="ACE-11" office:value-type="string">
            <text:p>50°40.9415'</text:p>
          </table:table-cell>
          <table:table-cell table:style-name="ACE-11" office:value-type="string">
            <text:p>67°0.4551'</text:p>
          </table:table-cell>
          <table:table-cell table:style-name="ACE-11" office:value-type="float" office:value="21.510000000000002">
            <text:p>21.51</text:p>
          </table:table-cell>
          <table:table-cell table:style-name="ACE-11" office:value-type="float" office:value="0.34000000000000002">
            <text:p>0.34</text:p>
          </table:table-cell>
          <table:table-cell table:style-name="ACE-11" office:value-type="float" office:value="0.16">
            <text:p>0.16</text:p>
          </table:table-cell>
          <table:table-cell table:style-name="ACE-11" office:value-type="string">
            <text:p>Exposed bedrock ridge</text:p>
          </table:table-cell>
          <table:table-cell table:number-columns-repeated="3" table:style-name="ACE-11"/>
          <table:table-cell table:style-name="ACE-11" office:value-type="string">
            <text:p>KLR2</text:p>
          </table:table-cell>
          <table:table-cell table:style-name="ACE-11" office:value-type="float" office:value="5560">
            <text:p>5560</text:p>
          </table:table-cell>
          <table:table-cell table:style-name="ACE-11" office:value-type="float" office:value="5560">
            <text:p>5560</text:p>
          </table:table-cell>
          <table:table-cell table:style-name="ACE-11" office:value-type="float" office:value="160">
            <text:p>160</text:p>
          </table:table-cell>
          <table:table-cell table:number-columns-repeated="242" table:style-name="ACE-11"/>
        </table:table-row>
        <table:table-row table:style-name="AROW-1">
          <table:table-cell table:style-name="ACE-11" office:value-type="string">
            <text:p>KLR3</text:p>
          </table:table-cell>
          <table:table-cell table:style-name="ACE-11" office:value-type="string">
            <text:p>50°41.0061'</text:p>
          </table:table-cell>
          <table:table-cell table:style-name="ACE-11" office:value-type="string">
            <text:p>67°0.4583'</text:p>
          </table:table-cell>
          <table:table-cell table:style-name="ACE-11" office:value-type="float" office:value="27.93">
            <text:p>27.93</text:p>
          </table:table-cell>
          <table:table-cell table:style-name="ACE-11" office:value-type="float" office:value="0.26000000000000001">
            <text:p>0.26</text:p>
          </table:table-cell>
          <table:table-cell table:style-name="ACE-11" office:value-type="float" office:value="0.11">
            <text:p>0.11</text:p>
          </table:table-cell>
          <table:table-cell table:style-name="ACE-11" office:value-type="string">
            <text:p>Exposed bedrock ridge</text:p>
          </table:table-cell>
          <table:table-cell table:number-columns-repeated="3" table:style-name="ACE-11"/>
          <table:table-cell table:style-name="ACE-11" office:value-type="string">
            <text:p>KLR3</text:p>
          </table:table-cell>
          <table:table-cell table:style-name="ACE-11" office:value-type="float" office:value="5930">
            <text:p>5930</text:p>
          </table:table-cell>
          <table:table-cell table:style-name="ACE-11" office:value-type="float" office:value="5930">
            <text:p>5930</text:p>
          </table:table-cell>
          <table:table-cell table:style-name="ACE-11" office:value-type="float" office:value="150">
            <text:p>150</text:p>
          </table:table-cell>
          <table:table-cell table:number-columns-repeated="242" table:style-name="ACE-11"/>
        </table:table-row>
        <table:table-row table:style-name="AROW-1">
          <table:table-cell table:style-name="ACE-11" office:value-type="string">
            <text:p>KLR4</text:p>
          </table:table-cell>
          <table:table-cell table:style-name="ACE-11" office:value-type="string">
            <text:p>50°41.0957'</text:p>
          </table:table-cell>
          <table:table-cell table:style-name="ACE-11" office:value-type="string">
            <text:p>67°0.4558'</text:p>
          </table:table-cell>
          <table:table-cell table:style-name="ACE-11" office:value-type="float" office:value="34.780000000000001">
            <text:p>34.78</text:p>
          </table:table-cell>
          <table:table-cell table:style-name="ACE-11" office:value-type="float" office:value="0.28999999999999998">
            <text:p>0.29</text:p>
          </table:table-cell>
          <table:table-cell table:style-name="ACE-11" office:value-type="float" office:value="0.12">
            <text:p>0.12</text:p>
          </table:table-cell>
          <table:table-cell table:style-name="ACE-11" office:value-type="string">
            <text:p>Exposed bedrock ridge</text:p>
          </table:table-cell>
          <table:table-cell table:number-columns-repeated="3" table:style-name="ACE-11"/>
          <table:table-cell table:style-name="ACE-11" office:value-type="string">
            <text:p>KLR4</text:p>
          </table:table-cell>
          <table:table-cell table:style-name="ACE-11" office:value-type="float" office:value="6570">
            <text:p>6570</text:p>
          </table:table-cell>
          <table:table-cell table:style-name="ACE-11" office:value-type="float" office:value="6570">
            <text:p>6570</text:p>
          </table:table-cell>
          <table:table-cell table:style-name="ACE-11" office:value-type="float" office:value="170">
            <text:p>170</text:p>
          </table:table-cell>
          <table:table-cell table:number-columns-repeated="242" table:style-name="ACE-11"/>
        </table:table-row>
        <table:table-row table:style-name="AROW-1">
          <table:table-cell table:style-name="ACE-11" office:value-type="string">
            <text:p>KLR terrace</text:p>
          </table:table-cell>
          <table:table-cell table:style-name="ACE-11" office:value-type="string">
            <text:p>50°40.4799'</text:p>
          </table:table-cell>
          <table:table-cell table:style-name="ACE-11" office:value-type="string">
            <text:p>67°0.5533'</text:p>
          </table:table-cell>
          <table:table-cell table:style-name="ACE-11" office:value-type="float" office:value="56.789999999999999">
            <text:p>56.79</text:p>
          </table:table-cell>
          <table:table-cell table:style-name="ACE-11" office:value-type="float" office:value="0.32000000000000001">
            <text:p>0.32</text:p>
          </table:table-cell>
          <table:table-cell table:style-name="ACE-11" office:value-type="float" office:value="0.20000000000000001">
            <text:p>0.2</text:p>
          </table:table-cell>
          <table:table-cell table:style-name="ACE-11" office:value-type="string">
            <text:p>Outwash terrace (gravel)</text:p>
          </table:table-cell>
          <table:table-cell table:number-columns-repeated="249" table:style-name="ACE-11"/>
        </table:table-row>
        <table:table-row table:style-name="AROW-1">
          <table:table-cell table:style-name="ACE-11" office:value-type="string">
            <text:p>KLR5</text:p>
          </table:table-cell>
          <table:table-cell table:style-name="ACE-11" office:value-type="string">
            <text:p>50°41.1411'</text:p>
          </table:table-cell>
          <table:table-cell table:style-name="ACE-11" office:value-type="string">
            <text:p>67°0.3464'</text:p>
          </table:table-cell>
          <table:table-cell table:style-name="ACE-11" office:value-type="float" office:value="18.59">
            <text:p>18.59</text:p>
          </table:table-cell>
          <table:table-cell table:style-name="ACE-11" office:value-type="float" office:value="0.17999999999999999">
            <text:p>0.18</text:p>
          </table:table-cell>
          <table:table-cell table:style-name="ACE-11" office:value-type="float" office:value="0.11">
            <text:p>0.11</text:p>
          </table:table-cell>
          <table:table-cell table:style-name="ACE-11" office:value-type="string">
            <text:p>Strath terrace bedrock</text:p>
          </table:table-cell>
          <table:table-cell table:number-columns-repeated="3" table:style-name="ACE-11"/>
          <table:table-cell table:style-name="ACE-11" office:value-type="string">
            <text:p>KLR5</text:p>
          </table:table-cell>
          <table:table-cell table:style-name="ACE-11" office:value-type="float" office:value="4990">
            <text:p>4990</text:p>
          </table:table-cell>
          <table:table-cell table:style-name="ACE-11" office:value-type="float" office:value="4990">
            <text:p>4990</text:p>
          </table:table-cell>
          <table:table-cell table:style-name="ACE-11" office:value-type="float" office:value="160">
            <text:p>160</text:p>
          </table:table-cell>
          <table:table-cell table:number-columns-repeated="242" table:style-name="ACE-11"/>
        </table:table-row>
        <table:table-row table:style-name="AROW-1">
          <table:table-cell table:style-name="ACE-11" office:value-type="string">
            <text:p>KLR6</text:p>
          </table:table-cell>
          <table:table-cell table:style-name="ACE-11" office:value-type="string">
            <text:p>50°41.3451'</text:p>
          </table:table-cell>
          <table:table-cell table:style-name="ACE-11" office:value-type="string">
            <text:p>67°0.3219'</text:p>
          </table:table-cell>
          <table:table-cell table:style-name="ACE-11" office:value-type="float" office:value="16.390000000000001">
            <text:p>16.39</text:p>
          </table:table-cell>
          <table:table-cell table:style-name="ACE-11" office:value-type="float" office:value="0.13">
            <text:p>0.13</text:p>
          </table:table-cell>
          <table:table-cell table:style-name="ACE-11" office:value-type="float" office:value="0.080000000000000002">
            <text:p>0.08</text:p>
          </table:table-cell>
          <table:table-cell table:style-name="ACE-11" office:value-type="string">
            <text:p>Strath terrace bedrock</text:p>
          </table:table-cell>
          <table:table-cell table:number-columns-repeated="3" table:style-name="ACE-11"/>
          <table:table-cell table:style-name="ACE-11" office:value-type="string">
            <text:p>KLR6</text:p>
          </table:table-cell>
          <table:table-cell table:style-name="ACE-11" office:value-type="float" office:value="4890">
            <text:p>4890</text:p>
          </table:table-cell>
          <table:table-cell table:style-name="ACE-11" office:value-type="float" office:value="4890">
            <text:p>4890</text:p>
          </table:table-cell>
          <table:table-cell table:style-name="ACE-11" office:value-type="float" office:value="180">
            <text:p>180</text:p>
          </table:table-cell>
          <table:table-cell table:number-columns-repeated="242" table:style-name="ACE-11"/>
        </table:table-row>
        <table:table-row table:style-name="AROW-1">
          <table:table-cell table:style-name="ACE-11" office:value-type="string">
            <text:p>KLR7</text:p>
          </table:table-cell>
          <table:table-cell table:style-name="ACE-11" office:value-type="string">
            <text:p>50°41.5730'</text:p>
          </table:table-cell>
          <table:table-cell table:style-name="ACE-11" office:value-type="string">
            <text:p>67°0.3144'</text:p>
          </table:table-cell>
          <table:table-cell table:style-name="ACE-11" office:value-type="float" office:value="15.039999999999999">
            <text:p>15.04</text:p>
          </table:table-cell>
          <table:table-cell table:style-name="ACE-11" office:value-type="float" office:value="0.23999999999999999">
            <text:p>0.24</text:p>
          </table:table-cell>
          <table:table-cell table:style-name="ACE-11" office:value-type="float" office:value="0.14000000000000001">
            <text:p>0.14</text:p>
          </table:table-cell>
          <table:table-cell table:style-name="ACE-11" office:value-type="string">
            <text:p>Strath terrace bedrock</text:p>
          </table:table-cell>
          <table:table-cell table:number-columns-repeated="3" table:style-name="ACE-11"/>
          <table:table-cell table:style-name="ACE-11" office:value-type="string">
            <text:p>KLR7</text:p>
          </table:table-cell>
          <table:table-cell table:style-name="ACE-11" office:value-type="float" office:value="4720">
            <text:p>4720</text:p>
          </table:table-cell>
          <table:table-cell table:style-name="ACE-11" office:value-type="float" office:value="4720">
            <text:p>4720</text:p>
          </table:table-cell>
          <table:table-cell table:style-name="ACE-11" office:value-type="float" office:value="100">
            <text:p>100</text:p>
          </table:table-cell>
          <table:table-cell table:number-columns-repeated="242" table:style-name="ACE-11"/>
        </table:table-row>
        <table:table-row table:style-name="AROW-0" table:number-rows-repeated="65527">
          <table:table-cell table:number-columns-repeated="256"/>
        </table:table-row>
        <table:named-expressions>
          <table:named-expression table:name="Sheet_Title" table:expression="of:=&quot;table3&quot;" table:base-cell-address="$'table3'.$A$1"/>
          <table:named-expression table:name="Print_Area" table:expression="of:=#REF!" table:base-cell-address="$'table3'.$A$1"/>
        </table:named-expressions>
        <gnm:selections gnm:cursor-col="4" gnm:cursor-row="0">
          <gnm:selection gnm:start-col="4" gnm:start-row="0" gnm:end-col="4" gnm:end-row="0"/>
        </gnm:selections>
      </table:table>
      <table:table table:name="table4" table:style-name="ta-4" table:print="true">
        <office:forms form:automatic-focus="false" form:apply-design-mode="false">
          <form:form/>
        </office:forms>
        <table:table-column table:default-cell-style-name="ACE-12" table:style-name="ACOL-0" table:number-columns-repeated="12"/>
        <table:table-column table:default-cell-style-name="ACE-12" table:style-name="ACOL-0" table:number-columns-repeated="244"/>
        <table:table-row table:style-name="AROW-1">
          <table:table-cell table:style-name="ACE-12" office:value-type="string">
            <text:p>Sample ID</text:p>
          </table:table-cell>
          <table:table-cell table:style-name="ACE-12" office:value-type="string">
            <text:p>LLNL #</text:p>
          </table:table-cell>
          <table:table-cell table:style-name="ACE-12" office:value-type="string">
            <text:p>Blank corrected 10Be/9Be</text:p>
          </table:table-cell>
          <table:table-cell table:style-name="ACE-12" office:value-type="string">
            <text:p>mass9 Be (μg)</text:p>
          </table:table-cell>
          <table:table-cell table:style-name="ACE-12" office:value-type="string">
            <text:p>Quartz mass (g)</text:p>
          </table:table-cell>
          <table:table-cell table:style-name="ACE-12" office:value-type="string">
            <text:p>10 Be (atoms/g)</text:p>
          </table:table-cell>
          <table:table-cell table:style-name="ACE-12" office:value-type="string">
            <text:p>10 Beexposure age (yr)</text:p>
          </table:table-cell>
          <table:table-cell table:style-name="ACE-12" office:value-type="string">
            <text:p>Internal uncertainty (yr)</text:p>
          </table:table-cell>
          <table:table-cell table:style-name="ACE-12" office:value-type="string">
            <text:p>External uncertainty (yr)</text:p>
          </table:table-cell>
          <table:table-cell table:style-name="ACE-12" office:value-type="string">
            <text:p>Summary statistics</text:p>
          </table:table-cell>
          <table:table-cell table:number-columns-repeated="246" table:style-name="ACE-12"/>
        </table:table-row>
        <table:table-row table:style-name="AROW-1">
          <table:table-cell table:style-name="ACE-12" office:value-type="string">
            <text:p>Kangerlussuaq</text:p>
          </table:table-cell>
          <table:table-cell table:number-columns-repeated="255" table:style-name="ACE-12"/>
        </table:table-row>
        <table:table-row table:style-name="AROW-1">
          <table:table-cell table:style-name="ACE-12" office:value-type="string">
            <text:p>KLR1</text:p>
          </table:table-cell>
          <table:table-cell table:style-name="ACE-12" office:value-type="string">
            <text:p>BE27860</text:p>
          </table:table-cell>
          <table:table-cell table:style-name="ACE-12" office:value-type="string">
            <text:p>1.12 × 10−14 ± 1.00 × 10−15</text:p>
          </table:table-cell>
          <table:table-cell table:style-name="ACE-12" office:value-type="float" office:value="244">
            <text:p>244</text:p>
          </table:table-cell>
          <table:table-cell table:style-name="ACE-12" office:value-type="float" office:value="12.4513">
            <text:p>12.4513</text:p>
          </table:table-cell>
          <table:table-cell table:style-name="ACE-12" office:value-type="string">
            <text:p>14,670 ± 1310</text:p>
          </table:table-cell>
          <table:table-cell table:style-name="ACE-12" office:value-type="float" office:value="3330">
            <text:p>3330</text:p>
          </table:table-cell>
          <table:table-cell table:style-name="ACE-12" office:value-type="float" office:value="300">
            <text:p>300</text:p>
          </table:table-cell>
          <table:table-cell table:style-name="ACE-12" office:value-type="float" office:value="320">
            <text:p>32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KLR2</text:p>
          </table:table-cell>
          <table:table-cell table:style-name="ACE-12" office:value-type="string">
            <text:p>BE27861</text:p>
          </table:table-cell>
          <table:table-cell table:style-name="ACE-12" office:value-type="string">
            <text:p>4.69 × 10−14 ± 1.35 × 10−15</text:p>
          </table:table-cell>
          <table:table-cell table:style-name="ACE-12" office:value-type="float" office:value="244">
            <text:p>244</text:p>
          </table:table-cell>
          <table:table-cell table:style-name="ACE-12" office:value-type="float" office:value="31.3764">
            <text:p>31.3764</text:p>
          </table:table-cell>
          <table:table-cell table:style-name="ACE-12" office:value-type="string">
            <text:p>24,380 ± 700</text:p>
          </table:table-cell>
          <table:table-cell table:style-name="ACE-12" office:value-type="float" office:value="5560">
            <text:p>5560</text:p>
          </table:table-cell>
          <table:table-cell table:style-name="ACE-12" office:value-type="float" office:value="160">
            <text:p>160</text:p>
          </table:table-cell>
          <table:table-cell table:style-name="ACE-12" office:value-type="float" office:value="270">
            <text:p>27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KLR3</text:p>
          </table:table-cell>
          <table:table-cell table:style-name="ACE-12" office:value-type="string">
            <text:p>BE27862</text:p>
          </table:table-cell>
          <table:table-cell table:style-name="ACE-12" office:value-type="string">
            <text:p>3.69 × 10−14 ± 9.42 × 10−16</text:p>
          </table:table-cell>
          <table:table-cell table:style-name="ACE-12" office:value-type="float" office:value="244">
            <text:p>244</text:p>
          </table:table-cell>
          <table:table-cell table:style-name="ACE-12" office:value-type="float" office:value="22.782800000000002">
            <text:p>22.7828</text:p>
          </table:table-cell>
          <table:table-cell table:style-name="ACE-12" office:value-type="string">
            <text:p>26,420 ± 670</text:p>
          </table:table-cell>
          <table:table-cell table:style-name="ACE-12" office:value-type="float" office:value="5930">
            <text:p>5930</text:p>
          </table:table-cell>
          <table:table-cell table:style-name="ACE-12" office:value-type="float" office:value="150">
            <text:p>150</text:p>
          </table:table-cell>
          <table:table-cell table:style-name="ACE-12" office:value-type="float" office:value="270">
            <text:p>27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KLR4</text:p>
          </table:table-cell>
          <table:table-cell table:style-name="ACE-12" office:value-type="string">
            <text:p>BE27863</text:p>
          </table:table-cell>
          <table:table-cell table:style-name="ACE-12" office:value-type="string">
            <text:p>4.22 × 10−14 ± 1.11 × 10−15</text:p>
          </table:table-cell>
          <table:table-cell table:style-name="ACE-12" office:value-type="float" office:value="244">
            <text:p>244</text:p>
          </table:table-cell>
          <table:table-cell table:style-name="ACE-12" office:value-type="float" office:value="23.226700000000001">
            <text:p>23.2267</text:p>
          </table:table-cell>
          <table:table-cell table:style-name="ACE-12" office:value-type="string">
            <text:p>29,680 ± 780</text:p>
          </table:table-cell>
          <table:table-cell table:style-name="ACE-12" office:value-type="float" office:value="6570">
            <text:p>6570</text:p>
          </table:table-cell>
          <table:table-cell table:style-name="ACE-12" office:value-type="float" office:value="170">
            <text:p>170</text:p>
          </table:table-cell>
          <table:table-cell table:style-name="ACE-12" office:value-type="float" office:value="310">
            <text:p>31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KLR5</text:p>
          </table:table-cell>
          <table:table-cell table:style-name="ACE-12" office:value-type="string">
            <text:p>BE27864</text:p>
          </table:table-cell>
          <table:table-cell table:style-name="ACE-12" office:value-type="string">
            <text:p>2.68 × 10−14 ± 8.76 × 10−16</text:p>
          </table:table-cell>
          <table:table-cell table:style-name="ACE-12" office:value-type="float" office:value="244">
            <text:p>244</text:p>
          </table:table-cell>
          <table:table-cell table:style-name="ACE-12" office:value-type="float" office:value="19.936900000000001">
            <text:p>19.9369</text:p>
          </table:table-cell>
          <table:table-cell table:style-name="ACE-12" office:value-type="string">
            <text:p>21,990 ± 720</text:p>
          </table:table-cell>
          <table:table-cell table:style-name="ACE-12" office:value-type="float" office:value="4990">
            <text:p>4990</text:p>
          </table:table-cell>
          <table:table-cell table:style-name="ACE-12" office:value-type="float" office:value="160">
            <text:p>160</text:p>
          </table:table-cell>
          <table:table-cell table:style-name="ACE-12" office:value-type="float" office:value="250">
            <text:p>25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KLR6</text:p>
          </table:table-cell>
          <table:table-cell table:style-name="ACE-12" office:value-type="string">
            <text:p>BE27866</text:p>
          </table:table-cell>
          <table:table-cell table:style-name="ACE-12" office:value-type="string">
            <text:p>1.99 × 10−14 ± 7.35 × 10−16</text:p>
          </table:table-cell>
          <table:table-cell table:style-name="ACE-12" office:value-type="float" office:value="244">
            <text:p>244</text:p>
          </table:table-cell>
          <table:table-cell table:style-name="ACE-12" office:value-type="float" office:value="15.135">
            <text:p>15.135</text:p>
          </table:table-cell>
          <table:table-cell table:style-name="ACE-12" office:value-type="string">
            <text:p>21,490 ± 790</text:p>
          </table:table-cell>
          <table:table-cell table:style-name="ACE-12" office:value-type="float" office:value="4890">
            <text:p>4890</text:p>
          </table:table-cell>
          <table:table-cell table:style-name="ACE-12" office:value-type="float" office:value="180">
            <text:p>180</text:p>
          </table:table-cell>
          <table:table-cell table:style-name="ACE-12" office:value-type="float" office:value="260">
            <text:p>26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KLR7</text:p>
          </table:table-cell>
          <table:table-cell table:style-name="ACE-12" office:value-type="string">
            <text:p>BE27867</text:p>
          </table:table-cell>
          <table:table-cell table:style-name="ACE-12" office:value-type="string">
            <text:p>5.82 × 10−14 ± 1.25 × 10−15</text:p>
          </table:table-cell>
          <table:table-cell table:style-name="ACE-12" office:value-type="float" office:value="245">
            <text:p>245</text:p>
          </table:table-cell>
          <table:table-cell table:style-name="ACE-12" office:value-type="float" office:value="46.045200000000001">
            <text:p>46.0452</text:p>
          </table:table-cell>
          <table:table-cell table:style-name="ACE-12" office:value-type="string">
            <text:p>20,730 ± 440</text:p>
          </table:table-cell>
          <table:table-cell table:style-name="ACE-12" office:value-type="float" office:value="4720">
            <text:p>4720</text:p>
          </table:table-cell>
          <table:table-cell table:style-name="ACE-12" office:value-type="float" office:value="100">
            <text:p>100</text:p>
          </table:table-cell>
          <table:table-cell table:style-name="ACE-12" office:value-type="float" office:value="210">
            <text:p>21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Narsarsuaq/Igaliku</text:p>
          </table:table-cell>
          <table:table-cell table:number-columns-repeated="255" table:style-name="ACE-12"/>
        </table:table-row>
        <table:table-row table:style-name="AROW-1">
          <table:table-cell table:style-name="ACE-12" office:value-type="string">
            <text:p>GLX27B1</text:p>
          </table:table-cell>
          <table:table-cell table:style-name="ACE-12" office:value-type="string">
            <text:p>BE32103</text:p>
          </table:table-cell>
          <table:table-cell table:style-name="ACE-12" office:value-type="string">
            <text:p>9.13 × 10−14 ± 2.62 × 10−15</text:p>
          </table:table-cell>
          <table:table-cell table:style-name="ACE-12" office:value-type="float" office:value="247">
            <text:p>247</text:p>
          </table:table-cell>
          <table:table-cell table:style-name="ACE-12" office:value-type="float" office:value="31.168299999999999">
            <text:p>31.1683</text:p>
          </table:table-cell>
          <table:table-cell table:style-name="ACE-12" office:value-type="string">
            <text:p>48,360 ± 1390</text:p>
          </table:table-cell>
          <table:table-cell table:style-name="ACE-12" office:value-type="float" office:value="11580">
            <text:p>11580</text:p>
          </table:table-cell>
          <table:table-cell table:style-name="ACE-12" office:value-type="float" office:value="330">
            <text:p>330</text:p>
          </table:table-cell>
          <table:table-cell table:style-name="ACE-12" office:value-type="float" office:value="550">
            <text:p>55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GLX27B2</text:p>
          </table:table-cell>
          <table:table-cell table:style-name="ACE-12" office:value-type="string">
            <text:p>BE32104</text:p>
          </table:table-cell>
          <table:table-cell table:style-name="ACE-12" office:value-type="string">
            <text:p>9.97 × 10−14 ± 2.07 × 10−15</text:p>
          </table:table-cell>
          <table:table-cell table:style-name="ACE-12" office:value-type="float" office:value="247">
            <text:p>247</text:p>
          </table:table-cell>
          <table:table-cell table:style-name="ACE-12" office:value-type="float" office:value="35.689599999999999">
            <text:p>35.6896</text:p>
          </table:table-cell>
          <table:table-cell table:style-name="ACE-12" office:value-type="string">
            <text:p>46,080 ± 960</text:p>
          </table:table-cell>
          <table:table-cell table:style-name="ACE-12" office:value-type="float" office:value="11030">
            <text:p>11030</text:p>
          </table:table-cell>
          <table:table-cell table:style-name="ACE-12" office:value-type="float" office:value="230">
            <text:p>230</text:p>
          </table:table-cell>
          <table:table-cell table:style-name="ACE-12" office:value-type="float" office:value="480">
            <text:p>48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GLX27B3</text:p>
          </table:table-cell>
          <table:table-cell table:style-name="ACE-12" office:value-type="string">
            <text:p>BE32105</text:p>
          </table:table-cell>
          <table:table-cell table:style-name="ACE-12" office:value-type="string">
            <text:p>8.67 × 10−14 ± 1.84 × 10−15</text:p>
          </table:table-cell>
          <table:table-cell table:style-name="ACE-12" office:value-type="float" office:value="246">
            <text:p>246</text:p>
          </table:table-cell>
          <table:table-cell table:style-name="ACE-12" office:value-type="float" office:value="29.709199999999999">
            <text:p>29.7092</text:p>
          </table:table-cell>
          <table:table-cell table:style-name="ACE-12" office:value-type="string">
            <text:p>48,010 ± 1020</text:p>
          </table:table-cell>
          <table:table-cell table:style-name="ACE-12" office:value-type="float" office:value="11490">
            <text:p>11490</text:p>
          </table:table-cell>
          <table:table-cell table:style-name="ACE-12" office:value-type="float" office:value="250">
            <text:p>250</text:p>
          </table:table-cell>
          <table:table-cell table:style-name="ACE-12" office:value-type="float" office:value="500">
            <text:p>50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GLX27B4</text:p>
          </table:table-cell>
          <table:table-cell table:style-name="ACE-12" office:value-type="string">
            <text:p>BE32106</text:p>
          </table:table-cell>
          <table:table-cell table:style-name="ACE-12" office:value-type="string">
            <text:p>5.98 × 10−14 ± 1.36 × 10−15</text:p>
          </table:table-cell>
          <table:table-cell table:style-name="ACE-12" office:value-type="float" office:value="246">
            <text:p>246</text:p>
          </table:table-cell>
          <table:table-cell table:style-name="ACE-12" office:value-type="float" office:value="20.709299999999999">
            <text:p>20.7093</text:p>
          </table:table-cell>
          <table:table-cell table:style-name="ACE-12" office:value-type="string">
            <text:p>47,510 ± 1080</text:p>
          </table:table-cell>
          <table:table-cell table:style-name="ACE-12" office:value-type="float" office:value="11370">
            <text:p>11370</text:p>
          </table:table-cell>
          <table:table-cell table:style-name="ACE-12" office:value-type="float" office:value="260">
            <text:p>260</text:p>
          </table:table-cell>
          <table:table-cell table:style-name="ACE-12" office:value-type="float" office:value="510">
            <text:p>51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GLX27B5</text:p>
          </table:table-cell>
          <table:table-cell table:style-name="ACE-12" office:value-type="string">
            <text:p>BE32107</text:p>
          </table:table-cell>
          <table:table-cell table:style-name="ACE-12" office:value-type="string">
            <text:p>9.90 × 10−14 ± 1.89 × 10−15</text:p>
          </table:table-cell>
          <table:table-cell table:style-name="ACE-12" office:value-type="float" office:value="247">
            <text:p>247</text:p>
          </table:table-cell>
          <table:table-cell table:style-name="ACE-12" office:value-type="float" office:value="32.9375">
            <text:p>32.9375</text:p>
          </table:table-cell>
          <table:table-cell table:style-name="ACE-12" office:value-type="string">
            <text:p>49,510 ± 950</text:p>
          </table:table-cell>
          <table:table-cell table:style-name="ACE-12" office:value-type="float" office:value="11850">
            <text:p>11850</text:p>
          </table:table-cell>
          <table:table-cell table:style-name="ACE-12" office:value-type="float" office:value="230">
            <text:p>230</text:p>
          </table:table-cell>
          <table:table-cell table:style-name="ACE-12" office:value-type="float" office:value="510">
            <text:p>51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GLX27B6</text:p>
          </table:table-cell>
          <table:table-cell table:style-name="ACE-12" office:value-type="string">
            <text:p>BE32119</text:p>
          </table:table-cell>
          <table:table-cell table:style-name="ACE-12" office:value-type="string">
            <text:p>7.43 × 10−14 ± 2.02 × 10−15</text:p>
          </table:table-cell>
          <table:table-cell table:style-name="ACE-12" office:value-type="float" office:value="245">
            <text:p>245</text:p>
          </table:table-cell>
          <table:table-cell table:style-name="ACE-12" office:value-type="float" office:value="24.819199999999999">
            <text:p>24.8192</text:p>
          </table:table-cell>
          <table:table-cell table:style-name="ACE-12" office:value-type="string">
            <text:p>49,100 ± 1340</text:p>
          </table:table-cell>
          <table:table-cell table:style-name="ACE-12" office:value-type="float" office:value="11760">
            <text:p>11760</text:p>
          </table:table-cell>
          <table:table-cell table:style-name="ACE-12" office:value-type="float" office:value="320">
            <text:p>320</text:p>
          </table:table-cell>
          <table:table-cell table:style-name="ACE-12" office:value-type="float" office:value="550">
            <text:p>55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GLX27B7</text:p>
          </table:table-cell>
          <table:table-cell table:style-name="ACE-12" office:value-type="string">
            <text:p>BE32108</text:p>
          </table:table-cell>
          <table:table-cell table:style-name="ACE-12" office:value-type="string">
            <text:p>9.37 × 10−14 ± 1.78 × 10−15</text:p>
          </table:table-cell>
          <table:table-cell table:style-name="ACE-12" office:value-type="float" office:value="246">
            <text:p>246</text:p>
          </table:table-cell>
          <table:table-cell table:style-name="ACE-12" office:value-type="float" office:value="32.001600000000003">
            <text:p>32.0016</text:p>
          </table:table-cell>
          <table:table-cell table:style-name="ACE-12" office:value-type="string">
            <text:p>48,220 ± 920</text:p>
          </table:table-cell>
          <table:table-cell table:style-name="ACE-12" office:value-type="float" office:value="11540">
            <text:p>11540</text:p>
          </table:table-cell>
          <table:table-cell table:style-name="ACE-12" office:value-type="float" office:value="220">
            <text:p>220</text:p>
          </table:table-cell>
          <table:table-cell table:style-name="ACE-12" office:value-type="float" office:value="490">
            <text:p>49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GLX27B8</text:p>
          </table:table-cell>
          <table:table-cell table:style-name="ACE-12" office:value-type="string">
            <text:p>BE32120</text:p>
          </table:table-cell>
          <table:table-cell table:style-name="ACE-12" office:value-type="string">
            <text:p>3.40 × 10−14 ± 1.07 × 10−15</text:p>
          </table:table-cell>
          <table:table-cell table:style-name="ACE-12" office:value-type="float" office:value="248">
            <text:p>248</text:p>
          </table:table-cell>
          <table:table-cell table:style-name="ACE-12" office:value-type="float" office:value="5.3404999999999996">
            <text:p>5.3405</text:p>
          </table:table-cell>
          <table:table-cell table:style-name="ACE-12" office:value-type="string">
            <text:p>105,350 ± 3330</text:p>
          </table:table-cell>
          <table:table-cell table:style-name="ACE-12"/>
          <table:table-cell table:style-name="ACE-12" office:value-type="string">
            <text:p>Outlier,notinclud</text:p>
          </table:table-cell>
          <table:table-cell table:style-name="ACE-12" office:value-type="string">
            <text:p>ed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GLX27B9</text:p>
          </table:table-cell>
          <table:table-cell table:style-name="ACE-12" office:value-type="string">
            <text:p>BE32109</text:p>
          </table:table-cell>
          <table:table-cell table:style-name="ACE-12" office:value-type="string">
            <text:p>8.46 × 10−14 ± 2.31 × 10−15</text:p>
          </table:table-cell>
          <table:table-cell table:style-name="ACE-12" office:value-type="float" office:value="247">
            <text:p>247</text:p>
          </table:table-cell>
          <table:table-cell table:style-name="ACE-12" office:value-type="float" office:value="30.078900000000001">
            <text:p>30.0789</text:p>
          </table:table-cell>
          <table:table-cell table:style-name="ACE-12" office:value-type="string">
            <text:p>46,320 ± 1270</text:p>
          </table:table-cell>
          <table:table-cell table:style-name="ACE-12" office:value-type="float" office:value="11090">
            <text:p>11090</text:p>
          </table:table-cell>
          <table:table-cell table:style-name="ACE-12" office:value-type="float" office:value="300">
            <text:p>300</text:p>
          </table:table-cell>
          <table:table-cell table:style-name="ACE-12" office:value-type="float" office:value="520">
            <text:p>52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GLX27B10</text:p>
          </table:table-cell>
          <table:table-cell table:style-name="ACE-12" office:value-type="string">
            <text:p>BE32110</text:p>
          </table:table-cell>
          <table:table-cell table:style-name="ACE-12" office:value-type="string">
            <text:p>8.65 × 10−14 ± 1.71 × 10−15</text:p>
          </table:table-cell>
          <table:table-cell table:style-name="ACE-12" office:value-type="float" office:value="247">
            <text:p>247</text:p>
          </table:table-cell>
          <table:table-cell table:style-name="ACE-12" office:value-type="float" office:value="29.242100000000001">
            <text:p>29.2421</text:p>
          </table:table-cell>
          <table:table-cell table:style-name="ACE-12" office:value-type="string">
            <text:p>48,790 ± 960</text:p>
          </table:table-cell>
          <table:table-cell table:style-name="ACE-12" office:value-type="float" office:value="11680">
            <text:p>11680</text:p>
          </table:table-cell>
          <table:table-cell table:style-name="ACE-12" office:value-type="float" office:value="230">
            <text:p>230</text:p>
          </table:table-cell>
          <table:table-cell table:style-name="ACE-12" office:value-type="float" office:value="500">
            <text:p>500</text:p>
          </table:table-cell>
          <table:table-cell table:number-columns-repeated="247" table:style-name="ACE-12"/>
        </table:table-row>
        <table:table-row table:style-name="AROW-1">
          <table:table-cell table:number-columns-repeated="9" table:style-name="ACE-12"/>
          <table:table-cell table:style-name="ACE-12" office:value-type="string">
            <text:p>GLX27B (avg, 1 SD, 1 SE)</text:p>
          </table:table-cell>
          <table:table-cell table:number-columns-repeated="246" table:style-name="ACE-12"/>
        </table:table-row>
        <table:table-row table:style-name="AROW-1">
          <table:table-cell table:number-columns-repeated="9" table:style-name="ACE-12"/>
          <table:table-cell table:style-name="ACE-12" office:value-type="string">
            <text:p>11,500 300 100</text:p>
          </table:table-cell>
          <table:table-cell table:number-columns-repeated="246" table:style-name="ACE-12"/>
        </table:table-row>
        <table:table-row table:style-name="AROW-1">
          <table:table-cell table:style-name="ACE-12" office:value-type="string">
            <text:p>GLX28A</text:p>
          </table:table-cell>
          <table:table-cell table:style-name="ACE-12" office:value-type="string">
            <text:p>BE32133</text:p>
          </table:table-cell>
          <table:table-cell table:style-name="ACE-12" office:value-type="string">
            <text:p>2.03 × 10−14 ± 7.10 × 10−16</text:p>
          </table:table-cell>
          <table:table-cell table:style-name="ACE-12" office:value-type="float" office:value="248">
            <text:p>248</text:p>
          </table:table-cell>
          <table:table-cell table:style-name="ACE-12" office:value-type="float" office:value="6.9138999999999999">
            <text:p>6.9139</text:p>
          </table:table-cell>
          <table:table-cell table:style-name="ACE-12" office:value-type="string">
            <text:p>48,680 ± 1700</text:p>
          </table:table-cell>
          <table:table-cell table:style-name="ACE-12" office:value-type="float" office:value="11550">
            <text:p>11550</text:p>
          </table:table-cell>
          <table:table-cell table:style-name="ACE-12" office:value-type="float" office:value="400">
            <text:p>400</text:p>
          </table:table-cell>
          <table:table-cell table:style-name="ACE-12" office:value-type="float" office:value="600">
            <text:p>600</text:p>
          </table:table-cell>
          <table:table-cell table:style-name="ACE-12" office:value-type="string">
            <text:p>GLX28A,B (avg, 1 SD)</text:p>
          </table:table-cell>
          <table:table-cell table:number-columns-repeated="246" table:style-name="ACE-12"/>
        </table:table-row>
        <table:table-row table:style-name="AROW-1">
          <table:table-cell table:style-name="ACE-12" office:value-type="string">
            <text:p>GLX28B</text:p>
          </table:table-cell>
          <table:table-cell table:style-name="ACE-12" office:value-type="string">
            <text:p>BE32094</text:p>
          </table:table-cell>
          <table:table-cell table:style-name="ACE-12" office:value-type="string">
            <text:p>6.69 × 10−14 ± 1.64 × 10−15</text:p>
          </table:table-cell>
          <table:table-cell table:style-name="ACE-12" office:value-type="float" office:value="247">
            <text:p>247</text:p>
          </table:table-cell>
          <table:table-cell table:style-name="ACE-12" office:value-type="float" office:value="23.4146">
            <text:p>23.4146</text:p>
          </table:table-cell>
          <table:table-cell table:style-name="ACE-12" office:value-type="string">
            <text:p>47,170 ± 1160</text:p>
          </table:table-cell>
          <table:table-cell table:style-name="ACE-12" office:value-type="float" office:value="11190">
            <text:p>11190</text:p>
          </table:table-cell>
          <table:table-cell table:style-name="ACE-12" office:value-type="float" office:value="280">
            <text:p>280</text:p>
          </table:table-cell>
          <table:table-cell table:style-name="ACE-12" office:value-type="float" office:value="510">
            <text:p>510</text:p>
          </table:table-cell>
          <table:table-cell table:style-name="ACE-12" office:value-type="string">
            <text:p>11,400 300</text:p>
          </table:table-cell>
          <table:table-cell table:number-columns-repeated="246" table:style-name="ACE-12"/>
        </table:table-row>
        <table:table-row table:style-name="AROW-1">
          <table:table-cell table:style-name="ACE-12" office:value-type="string">
            <text:p>GLX29A</text:p>
          </table:table-cell>
          <table:table-cell table:style-name="ACE-12" office:value-type="string">
            <text:p>BE32985</text:p>
          </table:table-cell>
          <table:table-cell table:style-name="ACE-12" office:value-type="string">
            <text:p>4.67 × 10−14 ± 1.19 × 10−15</text:p>
          </table:table-cell>
          <table:table-cell table:style-name="ACE-12" office:value-type="float" office:value="255">
            <text:p>255</text:p>
          </table:table-cell>
          <table:table-cell table:style-name="ACE-12" office:value-type="float" office:value="16.331299999999999">
            <text:p>16.3313</text:p>
          </table:table-cell>
          <table:table-cell table:style-name="ACE-12" office:value-type="string">
            <text:p>48,800 ± 1240</text:p>
          </table:table-cell>
          <table:table-cell table:style-name="ACE-12" office:value-type="float" office:value="11560">
            <text:p>11560</text:p>
          </table:table-cell>
          <table:table-cell table:style-name="ACE-12" office:value-type="float" office:value="300">
            <text:p>300</text:p>
          </table:table-cell>
          <table:table-cell table:style-name="ACE-12" office:value-type="float" office:value="530">
            <text:p>53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GLX29B</text:p>
          </table:table-cell>
          <table:table-cell table:style-name="ACE-12" office:value-type="string">
            <text:p>BE32111</text:p>
          </table:table-cell>
          <table:table-cell table:style-name="ACE-12" office:value-type="string">
            <text:p>7.44 × 10−14 ± 1.57 × 10−15</text:p>
          </table:table-cell>
          <table:table-cell table:style-name="ACE-12" office:value-type="float" office:value="247">
            <text:p>247</text:p>
          </table:table-cell>
          <table:table-cell table:style-name="ACE-12" office:value-type="float" office:value="26.2881">
            <text:p>26.2881</text:p>
          </table:table-cell>
          <table:table-cell table:style-name="ACE-12" office:value-type="string">
            <text:p>46,720 ± 990</text:p>
          </table:table-cell>
          <table:table-cell table:style-name="ACE-12" office:value-type="float" office:value="11070">
            <text:p>11070</text:p>
          </table:table-cell>
          <table:table-cell table:style-name="ACE-12" office:value-type="float" office:value="230">
            <text:p>230</text:p>
          </table:table-cell>
          <table:table-cell table:style-name="ACE-12" office:value-type="float" office:value="480">
            <text:p>48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GLX29C</text:p>
          </table:table-cell>
          <table:table-cell table:style-name="ACE-12" office:value-type="string">
            <text:p>BE32995</text:p>
          </table:table-cell>
          <table:table-cell table:style-name="ACE-12" office:value-type="string">
            <text:p>3.07 × 10−14 ± 1.26 × 10−15</text:p>
          </table:table-cell>
          <table:table-cell table:style-name="ACE-12" office:value-type="float" office:value="257">
            <text:p>257</text:p>
          </table:table-cell>
          <table:table-cell table:style-name="ACE-12" office:value-type="float" office:value="10.058400000000001">
            <text:p>10.0584</text:p>
          </table:table-cell>
          <table:table-cell table:style-name="ACE-12" office:value-type="string">
            <text:p>52,450 ± 2160</text:p>
          </table:table-cell>
          <table:table-cell table:style-name="ACE-12" office:value-type="float" office:value="12430">
            <text:p>12430</text:p>
          </table:table-cell>
          <table:table-cell table:style-name="ACE-12" office:value-type="float" office:value="500">
            <text:p>500</text:p>
          </table:table-cell>
          <table:table-cell table:style-name="ACE-12" office:value-type="float" office:value="700">
            <text:p>70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GLX29Ca</text:p>
          </table:table-cell>
          <table:table-cell table:style-name="ACE-12" office:value-type="string">
            <text:p>BE32121</text:p>
          </table:table-cell>
          <table:table-cell table:style-name="ACE-12" office:value-type="string">
            <text:p>3.61 × 10−14 ± 1.20 × 10−15</text:p>
          </table:table-cell>
          <table:table-cell table:style-name="ACE-12" office:value-type="float" office:value="245">
            <text:p>245</text:p>
          </table:table-cell>
          <table:table-cell table:style-name="ACE-12" office:value-type="float" office:value="10.096399999999999">
            <text:p>10.0964</text:p>
          </table:table-cell>
          <table:table-cell table:style-name="ACE-12" office:value-type="string">
            <text:p>58,530 ± 1940</text:p>
          </table:table-cell>
          <table:table-cell table:style-name="ACE-12" office:value-type="float" office:value="13880">
            <text:p>13880</text:p>
          </table:table-cell>
          <table:table-cell table:style-name="ACE-12" office:value-type="float" office:value="460">
            <text:p>460</text:p>
          </table:table-cell>
          <table:table-cell table:style-name="ACE-12" office:value-type="float" office:value="700">
            <text:p>700</text:p>
          </table:table-cell>
          <table:table-cell table:style-name="ACE-12" office:value-type="string">
            <text:p>GLX29C (avg, 1 SD)</text:p>
          </table:table-cell>
          <table:table-cell table:number-columns-repeated="246" table:style-name="ACE-12"/>
        </table:table-row>
        <table:table-row table:style-name="AROW-1">
          <table:table-cell table:style-name="ACE-12" office:value-type="string">
            <text:p>GLX29D</text:p>
          </table:table-cell>
          <table:table-cell table:style-name="ACE-12" office:value-type="string">
            <text:p>BE32112</text:p>
          </table:table-cell>
          <table:table-cell table:style-name="ACE-12" office:value-type="string">
            <text:p>9.95 × 10−14 ± 1.97 × 10−15</text:p>
          </table:table-cell>
          <table:table-cell table:style-name="ACE-12" office:value-type="float" office:value="246">
            <text:p>246</text:p>
          </table:table-cell>
          <table:table-cell table:style-name="ACE-12" office:value-type="float" office:value="34.857599999999998">
            <text:p>34.8576</text:p>
          </table:table-cell>
          <table:table-cell table:style-name="ACE-12" office:value-type="string">
            <text:p>46,970 ± 930</text:p>
          </table:table-cell>
          <table:table-cell table:style-name="ACE-12" office:value-type="float" office:value="11130">
            <text:p>11130</text:p>
          </table:table-cell>
          <table:table-cell table:style-name="ACE-12" office:value-type="float" office:value="220">
            <text:p>220</text:p>
          </table:table-cell>
          <table:table-cell table:style-name="ACE-12" office:value-type="float" office:value="480">
            <text:p>480</text:p>
          </table:table-cell>
          <table:table-cell table:style-name="ACE-12" office:value-type="string">
            <text:p>13,200 1000</text:p>
          </table:table-cell>
          <table:table-cell table:number-columns-repeated="246" table:style-name="ACE-12"/>
        </table:table-row>
        <table:table-row table:style-name="AROW-1">
          <table:table-cell table:style-name="ACE-12" office:value-type="string">
            <text:p>GLX29E</text:p>
          </table:table-cell>
          <table:table-cell table:style-name="ACE-12" office:value-type="string">
            <text:p>BE32996</text:p>
          </table:table-cell>
          <table:table-cell table:style-name="ACE-12" office:value-type="string">
            <text:p>5.05 × 10−14 ± 1.30 × 10−15</text:p>
          </table:table-cell>
          <table:table-cell table:style-name="ACE-12" office:value-type="float" office:value="254">
            <text:p>254</text:p>
          </table:table-cell>
          <table:table-cell table:style-name="ACE-12" office:value-type="float" office:value="17.894500000000001">
            <text:p>17.8945</text:p>
          </table:table-cell>
          <table:table-cell table:style-name="ACE-12" office:value-type="string">
            <text:p>47,860 ± 1230</text:p>
          </table:table-cell>
          <table:table-cell table:style-name="ACE-12" office:value-type="float" office:value="11340">
            <text:p>11340</text:p>
          </table:table-cell>
          <table:table-cell table:style-name="ACE-12" office:value-type="float" office:value="290">
            <text:p>290</text:p>
          </table:table-cell>
          <table:table-cell table:style-name="ACE-12" office:value-type="float" office:value="520">
            <text:p>520</text:p>
          </table:table-cell>
          <table:table-cell table:style-name="ACE-12" office:value-type="string">
            <text:p>GLX29E (avg, 1 SD)</text:p>
          </table:table-cell>
          <table:table-cell table:number-columns-repeated="246" table:style-name="ACE-12"/>
        </table:table-row>
        <table:table-row table:style-name="AROW-1">
          <table:table-cell table:style-name="ACE-12" office:value-type="string">
            <text:p>GLX29Ea</text:p>
          </table:table-cell>
          <table:table-cell table:style-name="ACE-12" office:value-type="string">
            <text:p>BE32095</text:p>
          </table:table-cell>
          <table:table-cell table:style-name="ACE-12" office:value-type="string">
            <text:p>4.29 × 10−14 ± 1.18 × 10−15</text:p>
          </table:table-cell>
          <table:table-cell table:style-name="ACE-12" office:value-type="float" office:value="247">
            <text:p>247</text:p>
          </table:table-cell>
          <table:table-cell table:style-name="ACE-12" office:value-type="float" office:value="15.163600000000001">
            <text:p>15.1636</text:p>
          </table:table-cell>
          <table:table-cell table:style-name="ACE-12" office:value-type="string">
            <text:p>46,710 ± 1280</text:p>
          </table:table-cell>
          <table:table-cell table:style-name="ACE-12" office:value-type="float" office:value="11070">
            <text:p>11070</text:p>
          </table:table-cell>
          <table:table-cell table:style-name="ACE-12" office:value-type="float" office:value="310">
            <text:p>310</text:p>
          </table:table-cell>
          <table:table-cell table:style-name="ACE-12" office:value-type="float" office:value="520">
            <text:p>520</text:p>
          </table:table-cell>
          <table:table-cell table:style-name="ACE-12" office:value-type="string">
            <text:p>11,200 200</text:p>
          </table:table-cell>
          <table:table-cell table:number-columns-repeated="246" table:style-name="ACE-12"/>
        </table:table-row>
        <table:table-row table:style-name="AROW-1">
          <table:table-cell table:style-name="ACE-12" office:value-type="string">
            <text:p>GLX29F</text:p>
          </table:table-cell>
          <table:table-cell table:style-name="ACE-12" office:value-type="string">
            <text:p>BE32096</text:p>
          </table:table-cell>
          <table:table-cell table:style-name="ACE-12" office:value-type="string">
            <text:p>5.56 × 10−14 ± 1.52 × 10−15</text:p>
          </table:table-cell>
          <table:table-cell table:style-name="ACE-12" office:value-type="float" office:value="247">
            <text:p>247</text:p>
          </table:table-cell>
          <table:table-cell table:style-name="ACE-12" office:value-type="float" office:value="19.990100000000002">
            <text:p>19.9901</text:p>
          </table:table-cell>
          <table:table-cell table:style-name="ACE-12" office:value-type="string">
            <text:p>45,890 ± 1250</text:p>
          </table:table-cell>
          <table:table-cell table:style-name="ACE-12" office:value-type="float" office:value="10870">
            <text:p>10870</text:p>
          </table:table-cell>
          <table:table-cell table:style-name="ACE-12" office:value-type="float" office:value="300">
            <text:p>300</text:p>
          </table:table-cell>
          <table:table-cell table:style-name="ACE-12" office:value-type="float" office:value="510">
            <text:p>510</text:p>
          </table:table-cell>
          <table:table-cell table:number-columns-repeated="247" table:style-name="ACE-12"/>
        </table:table-row>
        <table:table-row table:style-name="AROW-1">
          <table:table-cell table:number-columns-repeated="9" table:style-name="ACE-12"/>
          <table:table-cell table:style-name="ACE-12" office:value-type="string">
            <text:p>GLX29 (avg, 1 SD, 1 SE)</text:p>
          </table:table-cell>
          <table:table-cell table:number-columns-repeated="246" table:style-name="ACE-12"/>
        </table:table-row>
        <table:table-row table:style-name="AROW-1">
          <table:table-cell table:number-columns-repeated="9" table:style-name="ACE-12"/>
          <table:table-cell table:style-name="ACE-12" office:value-type="string">
            <text:p>11,500 900 400</text:p>
          </table:table-cell>
          <table:table-cell table:number-columns-repeated="246" table:style-name="ACE-12"/>
        </table:table-row>
        <table:table-row table:style-name="AROW-1">
          <table:table-cell table:style-name="ACE-12" office:value-type="string">
            <text:p>GLX30</text:p>
          </table:table-cell>
          <table:table-cell table:style-name="ACE-12" office:value-type="string">
            <text:p>BE32997</text:p>
          </table:table-cell>
          <table:table-cell table:style-name="ACE-12" office:value-type="string">
            <text:p>5.54 × 10−14 ± 1.91 × 10−15</text:p>
          </table:table-cell>
          <table:table-cell table:style-name="ACE-12" office:value-type="float" office:value="251">
            <text:p>251</text:p>
          </table:table-cell>
          <table:table-cell table:style-name="ACE-12" office:value-type="float" office:value="19.652899999999999">
            <text:p>19.6529</text:p>
          </table:table-cell>
          <table:table-cell table:style-name="ACE-12" office:value-type="string">
            <text:p>47,200 ± 1630</text:p>
          </table:table-cell>
          <table:table-cell table:style-name="ACE-12" office:value-type="float" office:value="11310">
            <text:p>11310</text:p>
          </table:table-cell>
          <table:table-cell table:style-name="ACE-12" office:value-type="float" office:value="400">
            <text:p>400</text:p>
          </table:table-cell>
          <table:table-cell table:style-name="ACE-12" office:value-type="float" office:value="580">
            <text:p>580</text:p>
          </table:table-cell>
          <table:table-cell table:style-name="ACE-12" office:value-type="string">
            <text:p>GLX30 (avg, 1 SD)</text:p>
          </table:table-cell>
          <table:table-cell table:number-columns-repeated="246" table:style-name="ACE-12"/>
        </table:table-row>
        <table:table-row table:style-name="AROW-1">
          <table:table-cell table:style-name="ACE-12" office:value-type="string">
            <text:p>GLX30a</text:p>
          </table:table-cell>
          <table:table-cell table:style-name="ACE-12" office:value-type="string">
            <text:p>BE32097</text:p>
          </table:table-cell>
          <table:table-cell table:style-name="ACE-12" office:value-type="string">
            <text:p>5.08 × 10−14 ± 1.30 × 10−15</text:p>
          </table:table-cell>
          <table:table-cell table:style-name="ACE-12" office:value-type="float" office:value="246">
            <text:p>246</text:p>
          </table:table-cell>
          <table:table-cell table:style-name="ACE-12" office:value-type="float" office:value="17.178100000000001">
            <text:p>17.1781</text:p>
          </table:table-cell>
          <table:table-cell table:style-name="ACE-12" office:value-type="string">
            <text:p>48,580 ± 1250</text:p>
          </table:table-cell>
          <table:table-cell table:style-name="ACE-12" office:value-type="float" office:value="11640">
            <text:p>11640</text:p>
          </table:table-cell>
          <table:table-cell table:style-name="ACE-12" office:value-type="float" office:value="300">
            <text:p>300</text:p>
          </table:table-cell>
          <table:table-cell table:style-name="ACE-12" office:value-type="float" office:value="540">
            <text:p>540</text:p>
          </table:table-cell>
          <table:table-cell table:style-name="ACE-12" office:value-type="string">
            <text:p>11,500 200</text:p>
          </table:table-cell>
          <table:table-cell table:number-columns-repeated="246" table:style-name="ACE-12"/>
        </table:table-row>
        <table:table-row table:style-name="AROW-1">
          <table:table-cell table:style-name="ACE-12" office:value-type="string">
            <text:p>GLX31</text:p>
          </table:table-cell>
          <table:table-cell table:style-name="ACE-12" office:value-type="string">
            <text:p>BE32098</text:p>
          </table:table-cell>
          <table:table-cell table:style-name="ACE-12" office:value-type="string">
            <text:p>5.45 × 10−14 ± 1.35 × 10−15</text:p>
          </table:table-cell>
          <table:table-cell table:style-name="ACE-12" office:value-type="float" office:value="246">
            <text:p>246</text:p>
          </table:table-cell>
          <table:table-cell table:style-name="ACE-12" office:value-type="float" office:value="19.497499999999999">
            <text:p>19.4975</text:p>
          </table:table-cell>
          <table:table-cell table:style-name="ACE-12" office:value-type="string">
            <text:p>45,970 ± 1140</text:p>
          </table:table-cell>
          <table:table-cell table:style-name="ACE-12" office:value-type="float" office:value="11210">
            <text:p>11210</text:p>
          </table:table-cell>
          <table:table-cell table:style-name="ACE-12" office:value-type="float" office:value="280">
            <text:p>280</text:p>
          </table:table-cell>
          <table:table-cell table:style-name="ACE-12" office:value-type="float" office:value="510">
            <text:p>51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GLX32</text:p>
          </table:table-cell>
          <table:table-cell table:style-name="ACE-12" office:value-type="string">
            <text:p>BE32099</text:p>
          </table:table-cell>
          <table:table-cell table:style-name="ACE-12" office:value-type="string">
            <text:p>5.05 × 10−14 ± 1.24 × 10−15</text:p>
          </table:table-cell>
          <table:table-cell table:style-name="ACE-12" office:value-type="float" office:value="246">
            <text:p>246</text:p>
          </table:table-cell>
          <table:table-cell table:style-name="ACE-12" office:value-type="float" office:value="20.139199999999999">
            <text:p>20.1392</text:p>
          </table:table-cell>
          <table:table-cell table:style-name="ACE-12" office:value-type="string">
            <text:p>41,270 ± 1010</text:p>
          </table:table-cell>
          <table:table-cell table:style-name="ACE-12" office:value-type="float" office:value="10170">
            <text:p>10170</text:p>
          </table:table-cell>
          <table:table-cell table:style-name="ACE-12" office:value-type="float" office:value="250">
            <text:p>250</text:p>
          </table:table-cell>
          <table:table-cell table:style-name="ACE-12" office:value-type="float" office:value="460">
            <text:p>46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GLX33</text:p>
          </table:table-cell>
          <table:table-cell table:style-name="ACE-12" office:value-type="string">
            <text:p>BE32100</text:p>
          </table:table-cell>
          <table:table-cell table:style-name="ACE-12" office:value-type="string">
            <text:p>4.69 × 10−14 ± 1.25 × 10−15</text:p>
          </table:table-cell>
          <table:table-cell table:style-name="ACE-12" office:value-type="float" office:value="247">
            <text:p>247</text:p>
          </table:table-cell>
          <table:table-cell table:style-name="ACE-12" office:value-type="float" office:value="20.2973">
            <text:p>20.2973</text:p>
          </table:table-cell>
          <table:table-cell table:style-name="ACE-12" office:value-type="string">
            <text:p>38,070 ± 1010</text:p>
          </table:table-cell>
          <table:table-cell table:style-name="ACE-12" office:value-type="float" office:value="9470">
            <text:p>9470</text:p>
          </table:table-cell>
          <table:table-cell table:style-name="ACE-12" office:value-type="float" office:value="250">
            <text:p>250</text:p>
          </table:table-cell>
          <table:table-cell table:style-name="ACE-12" office:value-type="float" office:value="440">
            <text:p>44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GLX38A</text:p>
          </table:table-cell>
          <table:table-cell table:style-name="ACE-12" office:value-type="string">
            <text:p>BE32123</text:p>
          </table:table-cell>
          <table:table-cell table:style-name="ACE-12" office:value-type="string">
            <text:p>3.84 × 10−14 ± 1.03 × 10−15</text:p>
          </table:table-cell>
          <table:table-cell table:style-name="ACE-12" office:value-type="float" office:value="246">
            <text:p>246</text:p>
          </table:table-cell>
          <table:table-cell table:style-name="ACE-12" office:value-type="float" office:value="11.138">
            <text:p>11.138</text:p>
          </table:table-cell>
          <table:table-cell table:style-name="ACE-12" office:value-type="string">
            <text:p>56,790 ± 1530</text:p>
          </table:table-cell>
          <table:table-cell table:style-name="ACE-12" office:value-type="float" office:value="13520">
            <text:p>13520</text:p>
          </table:table-cell>
          <table:table-cell table:style-name="ACE-12" office:value-type="float" office:value="370">
            <text:p>370</text:p>
          </table:table-cell>
          <table:table-cell table:style-name="ACE-12" office:value-type="float" office:value="630">
            <text:p>63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GLX38B</text:p>
          </table:table-cell>
          <table:table-cell table:style-name="ACE-12" office:value-type="string">
            <text:p>BE32124</text:p>
          </table:table-cell>
          <table:table-cell table:number-columns-repeated="4" table:style-name="ACE-12"/>
          <table:table-cell table:style-name="ACE-12" office:value-type="float" office:value="12910">
            <text:p>12910</text:p>
          </table:table-cell>
          <table:table-cell table:style-name="ACE-12" office:value-type="float" office:value="370">
            <text:p>370</text:p>
          </table:table-cell>
          <table:table-cell table:style-name="ACE-12" office:value-type="float" office:value="620">
            <text:p>62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GLX38C</text:p>
          </table:table-cell>
          <table:table-cell table:style-name="ACE-12" office:value-type="string">
            <text:p>BE32134</text:p>
          </table:table-cell>
          <table:table-cell table:number-columns-repeated="4" table:style-name="ACE-12"/>
          <table:table-cell table:style-name="ACE-12" office:value-type="float" office:value="11050">
            <text:p>11050</text:p>
          </table:table-cell>
          <table:table-cell table:style-name="ACE-12" office:value-type="float" office:value="490">
            <text:p>490</text:p>
          </table:table-cell>
          <table:table-cell table:style-name="ACE-12" office:value-type="float" office:value="640">
            <text:p>640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GLX38D</text:p>
          </table:table-cell>
          <table:table-cell table:style-name="ACE-12" office:value-type="string">
            <text:p>BE32989</text:p>
          </table:table-cell>
          <table:table-cell table:number-columns-repeated="4" table:style-name="ACE-12"/>
          <table:table-cell table:style-name="ACE-12" office:value-type="float" office:value="9990">
            <text:p>9990</text:p>
          </table:table-cell>
          <table:table-cell table:style-name="ACE-12" office:value-type="float" office:value="530">
            <text:p>530</text:p>
          </table:table-cell>
          <table:table-cell table:style-name="ACE-12" office:value-type="float" office:value="650">
            <text:p>650</text:p>
          </table:table-cell>
          <table:table-cell table:style-name="ACE-12" office:value-type="string">
            <text:p>GLX38 (avg, 1SD, 1SE)</text:p>
          </table:table-cell>
          <table:table-cell table:number-columns-repeated="246" table:style-name="ACE-12"/>
        </table:table-row>
        <table:table-row table:style-name="AROW-1">
          <table:table-cell table:style-name="ACE-12" office:value-type="string">
            <text:p>GLX38E</text:p>
          </table:table-cell>
          <table:table-cell table:style-name="ACE-12" office:value-type="string">
            <text:p>BE32990</text:p>
          </table:table-cell>
          <table:table-cell table:number-columns-repeated="4" table:style-name="ACE-12"/>
          <table:table-cell table:style-name="ACE-12" office:value-type="float" office:value="11100">
            <text:p>11100</text:p>
          </table:table-cell>
          <table:table-cell table:style-name="ACE-12" office:value-type="float" office:value="330">
            <text:p>330</text:p>
          </table:table-cell>
          <table:table-cell table:style-name="ACE-12" office:value-type="float" office:value="520">
            <text:p>520</text:p>
          </table:table-cell>
          <table:table-cell table:style-name="ACE-12" office:value-type="float" office:value="11600">
            <text:p>11600</text:p>
          </table:table-cell>
          <table:table-cell table:style-name="ACE-12" office:value-type="float" office:value="1300">
            <text:p>1300</text:p>
          </table:table-cell>
          <table:table-cell table:style-name="ACE-12" office:value-type="float" office:value="500">
            <text:p>500</text:p>
          </table:table-cell>
          <table:table-cell table:number-columns-repeated="244" table:style-name="ACE-12"/>
        </table:table-row>
        <table:table-row table:style-name="AROW-1">
          <table:table-cell table:style-name="ACE-12" office:value-type="string">
            <text:p>GLX38F</text:p>
          </table:table-cell>
          <table:table-cell table:style-name="ACE-12" office:value-type="string">
            <text:p>BE32102</text:p>
          </table:table-cell>
          <table:table-cell table:number-columns-repeated="4" table:style-name="ACE-12"/>
          <table:table-cell table:style-name="ACE-12" office:value-type="float" office:value="11200">
            <text:p>11200</text:p>
          </table:table-cell>
          <table:table-cell table:style-name="ACE-12" office:value-type="float" office:value="260">
            <text:p>260</text:p>
          </table:table-cell>
          <table:table-cell table:style-name="ACE-12" office:value-type="float" office:value="500">
            <text:p>500</text:p>
          </table:table-cell>
          <table:table-cell table:number-columns-repeated="247" table:style-name="ACE-12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table4&quot;" table:base-cell-address="$'table4'.$A$1"/>
          <table:named-expression table:name="Print_Area" table:expression="of:=#REF!" table:base-cell-address="$'table4'.$A$1"/>
        </table:named-expressions>
        <gnm:selections gnm:cursor-col="6" gnm:cursor-row="2">
          <gnm:selection gnm:start-col="6" gnm:start-row="2" gnm:end-col="7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table2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table3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table4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07T05:49:56Z</dc:date>
    <meta:creation-date>2022-10-27T08:15:17Z</meta:creation-date>
    <meta:generator>gnumeric/1.12.46</meta:generator>
  </office:meta>
</office:document-meta>
</file>